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0.434cm"/>
    </style:style>
    <style:style style:name="co5" style:family="table-column">
      <style:table-column-properties fo:break-before="auto" style:column-width="0.206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0.413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0.49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28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5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="none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81" style:family="table-cell" style:parent-style-name="Default">
      <style:table-cell-properties fo:background-color="#e6e6e6" fo:border="0.002cm solid #000000"/>
    </style:style>
    <style:style style:name="ce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8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order="0.039cm double #000000" style:border-line-width="0.002cm 0.035cm 0.002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.T7"/>
    </style:style>
    <style:style style:name="ce117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1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none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order-bottom="none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order-bottom="none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9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0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32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33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34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V7"/>
    </style:style>
    <style:style style:name="ce142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W7"/>
    </style:style>
    <style:style style:name="ce16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X7"/>
    </style:style>
    <style:style style:name="ce168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A7"/>
    </style:style>
    <style:style style:name="ce170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1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17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173" style:family="table-cell" style:parent-style-name="Default">
      <style:table-cell-properties fo:border="0.002cm solid #000000"/>
    </style:style>
    <style:style style:name="ce174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17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M7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186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18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188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.AZ7"/>
    </style:style>
    <style:style style:name="ce19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02cm solid #000000" fo:background-color="#e6e6ff" fo:border-left="0.002cm solid #000000" fo:border-right="0.039cm double #000000" style:border-line-width-right="0.002cm 0.035cm 0.002cm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.BA8"/>
    </style:style>
    <style:style style:name="ce20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8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5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number-columns-repeated="16" table:default-cell-style-name="ce14"/>
        <table:table-column table:style-name="co5" table:default-cell-style-name="ce99"/>
        <table:table-column table:style-name="co6" table:default-cell-style-name="ce121"/>
        <table:table-column table:style-name="co5" table:default-cell-style-name="ce99"/>
        <table:table-column table:style-name="co7" table:number-columns-repeated="29" table:default-cell-style-name="ce149"/>
        <table:table-column table:style-name="co5" table:default-cell-style-name="ce14"/>
        <table:table-column table:style-name="co8" table:default-cell-style-name="ce149"/>
        <table:table-column table:style-name="co9" table:default-cell-style-name="ce14"/>
        <table:table-column table:style-name="co11" table:number-columns-repeated="7" table:default-cell-style-name="ce14"/>
        <table:table-column table:style-name="co10" table:number-columns-repeated="962" table:default-cell-style-name="ce14"/>
        <table:table-column table:style-name="co10" table:number-columns-repeated="2" table:default-cell-style-name="Default"/>
        <table:table-row table:style-name="ro1">
          <table:table-cell/>
          <table:table-cell table:style-name="ce13" table:formula="of:=NOW()" office:value-type="date" office:date-value="2012-07-21T23:23:22">
            <text:p>21/07/12 23:23</text:p>
          </table:table-cell>
          <table:table-cell table:style-name="ce40" office:value-type="string" table:number-columns-spanned="18" table:number-rows-spanned="1">
            <text:p>Full MTI Format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96"/>
          <table:covered-table-cell table:style-name="ce105"/>
          <table:table-cell/>
          <table:table-cell table:style-name="ce40" office:value-type="string" table:number-columns-spanned="32" table:number-rows-spanned="1">
            <text:p>CAN</text:p>
          </table:table-cell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61"/>
          <table:covered-table-cell table:style-name="ce157"/>
          <table:covered-table-cell table:style-name="ce202"/>
          <table:table-cell table:number-columns-repeated="971"/>
        </table:table-row>
        <table:table-row table:style-name="ro1">
          <table:table-cell table:number-columns-repeated="2"/>
          <table:table-cell table:style-name="ce41" office:value-type="float" office:value="0">
            <text:p>0</text:p>
          </table:table-cell>
          <table:table-cell table:style-name="ce62" table:formula="of:=[.C2]+1" office:value-type="float" office:value="1">
            <text:p>1</text:p>
          </table:table-cell>
          <table:table-cell table:style-name="ce62" table:formula="of:=[.D2]+1" office:value-type="float" office:value="2">
            <text:p>2</text:p>
          </table:table-cell>
          <table:table-cell table:style-name="ce62" table:formula="of:=[.E2]+1" office:value-type="float" office:value="3">
            <text:p>3</text:p>
          </table:table-cell>
          <table:table-cell table:style-name="ce62" table:formula="of:=[.F2]+1" office:value-type="float" office:value="4">
            <text:p>4</text:p>
          </table:table-cell>
          <table:table-cell table:style-name="ce62" table:formula="of:=[.G2]+1" office:value-type="float" office:value="5">
            <text:p>5</text:p>
          </table:table-cell>
          <table:table-cell table:style-name="ce62" table:formula="of:=[.H2]+1" office:value-type="float" office:value="6">
            <text:p>6</text:p>
          </table:table-cell>
          <table:table-cell table:style-name="ce62" table:formula="of:=[.I2]+1" office:value-type="float" office:value="7">
            <text:p>7</text:p>
          </table:table-cell>
          <table:table-cell table:style-name="ce62" table:formula="of:=[.J2]+1" office:value-type="float" office:value="8">
            <text:p>8</text:p>
          </table:table-cell>
          <table:table-cell table:style-name="ce62" table:formula="of:=[.K2]+1" office:value-type="float" office:value="9">
            <text:p>9</text:p>
          </table:table-cell>
          <table:table-cell table:style-name="ce62" table:formula="of:=[.L2]+1" office:value-type="float" office:value="10">
            <text:p>10</text:p>
          </table:table-cell>
          <table:table-cell table:style-name="ce62" table:formula="of:=[.M2]+1" office:value-type="float" office:value="11">
            <text:p>11</text:p>
          </table:table-cell>
          <table:table-cell table:style-name="ce62" table:formula="of:=[.N2]+1" office:value-type="float" office:value="12">
            <text:p>12</text:p>
          </table:table-cell>
          <table:table-cell table:style-name="ce62" table:formula="of:=[.O2]+1" office:value-type="float" office:value="13">
            <text:p>13</text:p>
          </table:table-cell>
          <table:table-cell table:style-name="ce62" table:formula="of:=[.P2]+1" office:value-type="float" office:value="14">
            <text:p>14</text:p>
          </table:table-cell>
          <table:table-cell table:style-name="ce62" table:formula="of:=[.Q2]+1" office:value-type="float" office:value="15">
            <text:p>15</text:p>
          </table:table-cell>
          <table:table-cell table:style-name="ce97"/>
          <table:table-cell table:style-name="ce106"/>
          <table:table-cell/>
          <table:table-cell table:style-name="ce138" office:value-type="float" office:value="28">
            <text:p>28</text:p>
          </table:table-cell>
          <table:table-cell table:style-name="ce152" table:formula="of:=[.V2]-1" office:value-type="float" office:value="27">
            <text:p>27</text:p>
          </table:table-cell>
          <table:table-cell table:style-name="ce152" table:formula="of:=[.W2]-1" office:value-type="float" office:value="26">
            <text:p>26</text:p>
          </table:table-cell>
          <table:table-cell table:style-name="ce152" table:formula="of:=[.X2]-1" office:value-type="float" office:value="25">
            <text:p>25</text:p>
          </table:table-cell>
          <table:table-cell table:style-name="ce152" table:formula="of:=[.Y2]-1" office:value-type="float" office:value="24">
            <text:p>24</text:p>
          </table:table-cell>
          <table:table-cell table:style-name="ce152" table:formula="of:=[.Z2]-1" office:value-type="float" office:value="23">
            <text:p>23</text:p>
          </table:table-cell>
          <table:table-cell table:style-name="ce152" table:formula="of:=[.AA2]-1" office:value-type="float" office:value="22">
            <text:p>22</text:p>
          </table:table-cell>
          <table:table-cell table:style-name="ce152" table:formula="of:=[.AB2]-1" office:value-type="float" office:value="21">
            <text:p>21</text:p>
          </table:table-cell>
          <table:table-cell table:style-name="ce152" table:formula="of:=[.AC2]-1" office:value-type="float" office:value="20">
            <text:p>20</text:p>
          </table:table-cell>
          <table:table-cell table:style-name="ce152" table:formula="of:=[.AD2]-1" office:value-type="float" office:value="19">
            <text:p>19</text:p>
          </table:table-cell>
          <table:table-cell table:style-name="ce152" table:formula="of:=[.AE2]-1" office:value-type="float" office:value="18">
            <text:p>18</text:p>
          </table:table-cell>
          <table:table-cell table:style-name="ce152" table:formula="of:=[.AF2]-1" office:value-type="float" office:value="17">
            <text:p>17</text:p>
          </table:table-cell>
          <table:table-cell table:style-name="ce152" table:formula="of:=[.AG2]-1" office:value-type="float" office:value="16">
            <text:p>16</text:p>
          </table:table-cell>
          <table:table-cell table:style-name="ce152" table:formula="of:=[.AH2]-1" office:value-type="float" office:value="15">
            <text:p>15</text:p>
          </table:table-cell>
          <table:table-cell table:style-name="ce152" table:formula="of:=[.AI2]-1" office:value-type="float" office:value="14">
            <text:p>14</text:p>
          </table:table-cell>
          <table:table-cell table:style-name="ce152" table:formula="of:=[.AJ2]-1" office:value-type="float" office:value="13">
            <text:p>13</text:p>
          </table:table-cell>
          <table:table-cell table:style-name="ce152" table:formula="of:=[.AK2]-1" office:value-type="float" office:value="12">
            <text:p>12</text:p>
          </table:table-cell>
          <table:table-cell table:style-name="ce152" table:formula="of:=[.AL2]-1" office:value-type="float" office:value="11">
            <text:p>11</text:p>
          </table:table-cell>
          <table:table-cell table:style-name="ce152" table:formula="of:=[.AM2]-1" office:value-type="float" office:value="10">
            <text:p>10</text:p>
          </table:table-cell>
          <table:table-cell table:style-name="ce152" table:formula="of:=[.AN2]-1" office:value-type="float" office:value="9">
            <text:p>9</text:p>
          </table:table-cell>
          <table:table-cell table:style-name="ce152" table:formula="of:=[.AO2]-1" office:value-type="float" office:value="8">
            <text:p>8</text:p>
          </table:table-cell>
          <table:table-cell table:style-name="ce152" table:formula="of:=[.AP2]-1" office:value-type="float" office:value="7">
            <text:p>7</text:p>
          </table:table-cell>
          <table:table-cell table:style-name="ce152" table:formula="of:=[.AQ2]-1" office:value-type="float" office:value="6">
            <text:p>6</text:p>
          </table:table-cell>
          <table:table-cell table:style-name="ce152" table:formula="of:=[.AR2]-1" office:value-type="float" office:value="5">
            <text:p>5</text:p>
          </table:table-cell>
          <table:table-cell table:style-name="ce152" table:formula="of:=[.AS2]-1" office:value-type="float" office:value="4">
            <text:p>4</text:p>
          </table:table-cell>
          <table:table-cell table:style-name="ce152" table:formula="of:=[.AT2]-1" office:value-type="float" office:value="3">
            <text:p>3</text:p>
          </table:table-cell>
          <table:table-cell table:style-name="ce152" table:formula="of:=[.AU2]-1" office:value-type="float" office:value="2">
            <text:p>2</text:p>
          </table:table-cell>
          <table:table-cell table:style-name="ce152" table:formula="of:=[.AV2]-1" office:value-type="float" office:value="1">
            <text:p>1</text:p>
          </table:table-cell>
          <table:table-cell table:style-name="ce152" table:formula="of:=[.AW2]-1" office:value-type="float" office:value="0">
            <text:p>0</text:p>
          </table:table-cell>
          <table:table-cell table:style-name="ce58"/>
          <table:table-cell table:style-name="ce173"/>
          <table:table-cell table:style-name="ce38"/>
          <table:table-cell table:number-columns-repeated="971"/>
        </table:table-row>
        <table:table-row table:style-name="ro1">
          <table:table-cell table:number-columns-repeated="2"/>
          <table:table-cell table:style-name="ce41" office:value-type="float" office:value="15">
            <text:p>15</text:p>
          </table:table-cell>
          <table:table-cell table:style-name="ce62" table:formula="of:=[.C3]-1" office:value-type="float" office:value="14">
            <text:p>14</text:p>
          </table:table-cell>
          <table:table-cell table:style-name="ce62" table:formula="of:=[.D3]-1" office:value-type="float" office:value="13">
            <text:p>13</text:p>
          </table:table-cell>
          <table:table-cell table:style-name="ce62" table:formula="of:=[.E3]-1" office:value-type="float" office:value="12">
            <text:p>12</text:p>
          </table:table-cell>
          <table:table-cell table:style-name="ce62" table:formula="of:=[.F3]-1" office:value-type="float" office:value="11">
            <text:p>11</text:p>
          </table:table-cell>
          <table:table-cell table:style-name="ce62" table:formula="of:=[.G3]-1" office:value-type="float" office:value="10">
            <text:p>10</text:p>
          </table:table-cell>
          <table:table-cell table:style-name="ce62" table:formula="of:=[.H3]-1" office:value-type="float" office:value="9">
            <text:p>9</text:p>
          </table:table-cell>
          <table:table-cell table:style-name="ce62" table:formula="of:=[.I3]-1" office:value-type="float" office:value="8">
            <text:p>8</text:p>
          </table:table-cell>
          <table:table-cell table:style-name="ce62" table:formula="of:=[.J3]-1" office:value-type="float" office:value="7">
            <text:p>7</text:p>
          </table:table-cell>
          <table:table-cell table:style-name="ce62" table:formula="of:=[.K3]-1" office:value-type="float" office:value="6">
            <text:p>6</text:p>
          </table:table-cell>
          <table:table-cell table:style-name="ce62" table:formula="of:=[.L3]-1" office:value-type="float" office:value="5">
            <text:p>5</text:p>
          </table:table-cell>
          <table:table-cell table:style-name="ce62" table:formula="of:=[.M3]-1" office:value-type="float" office:value="4">
            <text:p>4</text:p>
          </table:table-cell>
          <table:table-cell table:style-name="ce62" table:formula="of:=[.N3]-1" office:value-type="float" office:value="3">
            <text:p>3</text:p>
          </table:table-cell>
          <table:table-cell table:style-name="ce62" table:formula="of:=[.O3]-1" office:value-type="float" office:value="2">
            <text:p>2</text:p>
          </table:table-cell>
          <table:table-cell table:style-name="ce62" table:formula="of:=[.P3]-1" office:value-type="float" office:value="1">
            <text:p>1</text:p>
          </table:table-cell>
          <table:table-cell table:style-name="ce62" table:formula="of:=[.Q3]-1" office:value-type="float" office:value="0">
            <text:p>0</text:p>
          </table:table-cell>
          <table:table-cell table:style-name="ce97"/>
          <table:table-cell table:style-name="ce106"/>
          <table:table-cell/>
          <table:table-cell table:style-name="ce138" office:value-type="float" office:value="0">
            <text:p>0</text:p>
          </table:table-cell>
          <table:table-cell table:style-name="ce152" table:formula="of:=[.V3]+1" office:value-type="float" office:value="1">
            <text:p>1</text:p>
          </table:table-cell>
          <table:table-cell table:style-name="ce152" table:formula="of:=[.W3]+1" office:value-type="float" office:value="2">
            <text:p>2</text:p>
          </table:table-cell>
          <table:table-cell table:style-name="ce152" table:formula="of:=[.X3]+1" office:value-type="float" office:value="3">
            <text:p>3</text:p>
          </table:table-cell>
          <table:table-cell table:style-name="ce152" table:formula="of:=[.Y3]+1" office:value-type="float" office:value="4">
            <text:p>4</text:p>
          </table:table-cell>
          <table:table-cell table:style-name="ce152" table:formula="of:=[.Z3]+1" office:value-type="float" office:value="5">
            <text:p>5</text:p>
          </table:table-cell>
          <table:table-cell table:style-name="ce152" table:formula="of:=[.AA3]+1" office:value-type="float" office:value="6">
            <text:p>6</text:p>
          </table:table-cell>
          <table:table-cell table:style-name="ce152" table:formula="of:=[.AB3]+1" office:value-type="float" office:value="7">
            <text:p>7</text:p>
          </table:table-cell>
          <table:table-cell table:style-name="ce152" table:formula="of:=[.AC3]+1" office:value-type="float" office:value="8">
            <text:p>8</text:p>
          </table:table-cell>
          <table:table-cell table:style-name="ce152" table:formula="of:=[.AD3]+1" office:value-type="float" office:value="9">
            <text:p>9</text:p>
          </table:table-cell>
          <table:table-cell table:style-name="ce152" table:formula="of:=[.AE3]+1" office:value-type="float" office:value="10">
            <text:p>10</text:p>
          </table:table-cell>
          <table:table-cell table:style-name="ce152" table:formula="of:=[.AF3]+1" office:value-type="float" office:value="11">
            <text:p>11</text:p>
          </table:table-cell>
          <table:table-cell table:style-name="ce152" table:formula="of:=[.AG3]+1" office:value-type="float" office:value="12">
            <text:p>12</text:p>
          </table:table-cell>
          <table:table-cell table:style-name="ce152" table:formula="of:=[.AH3]+1" office:value-type="float" office:value="13">
            <text:p>13</text:p>
          </table:table-cell>
          <table:table-cell table:style-name="ce152" table:formula="of:=[.AI3]+1" office:value-type="float" office:value="14">
            <text:p>14</text:p>
          </table:table-cell>
          <table:table-cell table:style-name="ce152" table:formula="of:=[.AJ3]+1" office:value-type="float" office:value="15">
            <text:p>15</text:p>
          </table:table-cell>
          <table:table-cell table:style-name="ce152" table:formula="of:=[.AK3]+1" office:value-type="float" office:value="16">
            <text:p>16</text:p>
          </table:table-cell>
          <table:table-cell table:style-name="ce152" table:formula="of:=[.AL3]+1" office:value-type="float" office:value="17">
            <text:p>17</text:p>
          </table:table-cell>
          <table:table-cell table:style-name="ce152" table:formula="of:=[.AM3]+1" office:value-type="float" office:value="18">
            <text:p>18</text:p>
          </table:table-cell>
          <table:table-cell table:style-name="ce152" table:formula="of:=[.AN3]+1" office:value-type="float" office:value="19">
            <text:p>19</text:p>
          </table:table-cell>
          <table:table-cell table:style-name="ce152" table:formula="of:=[.AO3]+1" office:value-type="float" office:value="20">
            <text:p>20</text:p>
          </table:table-cell>
          <table:table-cell table:style-name="ce152" table:formula="of:=[.AP3]+1" office:value-type="float" office:value="21">
            <text:p>21</text:p>
          </table:table-cell>
          <table:table-cell table:style-name="ce152" table:formula="of:=[.AQ3]+1" office:value-type="float" office:value="22">
            <text:p>22</text:p>
          </table:table-cell>
          <table:table-cell table:style-name="ce152" table:formula="of:=[.AR3]+1" office:value-type="float" office:value="23">
            <text:p>23</text:p>
          </table:table-cell>
          <table:table-cell table:style-name="ce152" table:formula="of:=[.AS3]+1" office:value-type="float" office:value="24">
            <text:p>24</text:p>
          </table:table-cell>
          <table:table-cell table:style-name="ce152" table:formula="of:=[.AT3]+1" office:value-type="float" office:value="25">
            <text:p>25</text:p>
          </table:table-cell>
          <table:table-cell table:style-name="ce152" table:formula="of:=[.AU3]+1" office:value-type="float" office:value="26">
            <text:p>26</text:p>
          </table:table-cell>
          <table:table-cell table:style-name="ce152" table:formula="of:=[.AV3]+1" office:value-type="float" office:value="27">
            <text:p>27</text:p>
          </table:table-cell>
          <table:table-cell table:style-name="ce152" table:formula="of:=[.AW3]+1" office:value-type="float" office:value="28">
            <text:p>28</text:p>
          </table:table-cell>
          <table:table-cell table:style-name="ce58"/>
          <table:table-cell table:style-name="ce152"/>
          <table:table-cell table:style-name="ce38"/>
          <table:table-cell table:number-columns-repeated="971"/>
        </table:table-row>
        <table:table-row table:style-name="ro2">
          <table:table-cell/>
          <table:table-cell table:style-name="ce15"/>
          <table:table-cell table:style-name="ce42" office:value-type="string">
            <text:p>Reserved</text:p>
          </table:table-cell>
          <table:table-cell table:style-name="ce63" office:value-type="string">
            <text:p>Reserved</text:p>
          </table:table-cell>
          <table:table-cell table:style-name="ce63" office:value-type="string">
            <text:p>Special</text:p>
          </table:table-cell>
          <table:table-cell table:style-name="ce63" office:value-type="string">
            <text:p>Stream or Datagram</text:p>
          </table:table-cell>
          <table:table-cell table:style-name="ce63" office:value-type="string" table:number-columns-spanned="2" table:number-rows-spanned="1">
            <text:p>Priority</text:p>
          </table:table-cell>
          <table:covered-table-cell table:style-name="ce63"/>
          <table:table-cell table:style-name="ce85" office:value-type="string" table:number-columns-spanned="5" table:number-rows-spanned="1">
            <text:p>Type within priority</text:p>
            <text:p><text:s/>(decimal)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style-name="ce63" office:value-type="string">
            <text:p>Simple Protocol</text:p>
          </table:table-cell>
          <table:table-cell table:style-name="ce63" office:value-type="string">
            <text:p>Address present</text:p>
          </table:table-cell>
          <table:table-cell table:style-name="ce63" office:value-type="string">
            <text:p>Event# present</text:p>
          </table:table-cell>
          <table:table-cell table:style-name="ce63" office:value-type="string" table:number-columns-spanned="2" table:number-rows-spanned="1">
            <text:p>Modifier within Priority/Type</text:p>
          </table:table-cell>
          <table:covered-table-cell table:style-name="ce63"/>
          <table:table-cell table:style-name="ce98"/>
          <table:table-cell table:style-name="ce107" office:value-type="string">
            <text:p>Full MTI</text:p>
            <text:p>(Hex)</text:p>
          </table:table-cell>
          <table:table-cell table:style-name="ce122"/>
          <table:table-cell table:style-name="ce139" office:value-type="string">
            <text:p>Priority</text:p>
          </table:table-cell>
          <table:table-cell table:style-name="ce158" office:value-type="string">
            <text:p>Frame-type</text:p>
          </table:table-cell>
          <table:table-cell table:style-name="ce166" office:value-type="string" table:number-columns-spanned="3" table:number-rows-spanned="1">
            <text:p>CAN Frame Type</text:p>
          </table:table-cell>
          <table:covered-table-cell table:style-name="ce158"/>
          <table:covered-table-cell table:style-name="ce158"/>
          <table:table-cell table:style-name="ce168" office:value-type="string" table:number-columns-spanned="12" table:number-rows-spanned="1">
            <text:p>Variable Part</text:p>
            <text:p>CAN-MTI or </text:p>
            <text:p>Destination-alias</text:p>
            <text:p>(hex)</text:p>
          </table:table-cell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168" office:value-type="string" table:number-columns-spanned="12" table:number-rows-spanned="1">
            <text:p>Source-alias</text:p>
          </table:table-cell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covered-table-cell table:style-name="ce168"/>
          <table:table-cell table:style-name="ce188"/>
          <table:table-cell table:style-name="ce191" office:value-type="string">
            <text:p>CAN</text:p>
            <text:p>Header</text:p>
            <text:p>(hex)</text:p>
          </table:table-cell>
          <table:table-cell table:style-name="ce203" office:value-type="string">
            <text:p>Data-Part</text:p>
            <text:p>{ } = optional</text:p>
          </table:table-cell>
          <table:table-cell table:style-name="ce15" table:number-columns-repeated="969"/>
          <table:table-cell table:style-name="ce217" table:number-columns-repeated="2"/>
        </table:table-row>
        <table:table-row table:style-name="ro1">
          <table:table-cell/>
          <table:table-cell table:style-name="ce16" office:value-type="string">
            <text:p>Number of bits in field: </text:p>
          </table:table-cell>
          <table:table-cell table:style-name="ce43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 table:style-name="ce64" office:value-type="float" office:value="5" table:number-columns-spanned="5" table:number-rows-spanned="1">
            <text:p>5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 table:style-name="ce97"/>
          <table:table-cell table:style-name="ce108" office:value-type="float" office:value="16">
            <text:p>16</text:p>
          </table:table-cell>
          <table:table-cell/>
          <table:table-cell table:style-name="ce138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 table:number-columns-spanned="3" table:number-rows-spanned="1">
            <text:p>3</text:p>
          </table:table-cell>
          <table:covered-table-cell table:style-name="ce152"/>
          <table:covered-table-cell table:style-name="ce152"/>
          <table:table-cell table:style-name="ce152" office:value-type="float" office:value="12" table:number-columns-spanned="12" table:number-rows-spanned="1">
            <text:p>12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152" office:value-type="float" office:value="12" table:number-columns-spanned="12" table:number-rows-spanned="1">
            <text:p>12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58"/>
          <table:table-cell table:style-name="ce192" office:value-type="float" office:value="29">
            <text:p>29</text:p>
          </table:table-cell>
          <table:table-cell table:style-name="ce106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44"/>
          <table:table-cell table:style-name="ce65" table:number-columns-repeated="15"/>
          <table:table-cell/>
          <table:table-cell table:style-name="ce109"/>
          <table:table-cell/>
          <table:table-cell table:style-name="ce140"/>
          <table:table-cell table:style-name="ce159"/>
          <table:table-cell table:style-name="ce159" table:number-columns-spanned="3" table:number-rows-spanned="1"/>
          <table:covered-table-cell table:style-name="ce159"/>
          <table:covered-table-cell table:style-name="ce159"/>
          <table:table-cell table:style-name="ce159" table:number-columns-spanned="12" table:number-rows-spanned="1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table-cell table:style-name="ce159" table:number-columns-spanned="12" table:number-rows-spanned="1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covered-table-cell table:style-name="ce159"/>
          <table:table-cell table:style-name="ce189"/>
          <table:table-cell table:style-name="ce193"/>
          <table:table-cell table:style-name="ce204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8">
            <text:p>Basic</text:p>
          </table:table-cell>
          <table:table-cell table:style-name="ce17" office:value-type="string">
            <office:annotation draw:style-name="gr6" draw:text-style-name="P2" svg:width="3.372cm" svg:height="0.596cm" svg:x="7.622cm" svg:y="3.166cm" draw:caption-point-x="-0.61cm" draw:caption-point-y="1.532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 table:number-columns-spanned="2" table:number-rows-spanned="1">
            <text:p>0</text:p>
          </table:table-cell>
          <table:covered-table-cell table:style-name="ce80"/>
          <table:table-cell table:style-name="ce66" office:value-type="float" office:value="0" table:number-columns-spanned="5" table:number-rows-spanned="1">
            <text:p>0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80"/>
          <table:table-cell table:style-name="ce17"/>
          <table:table-cell table:style-name="ce110" table:formula="of:=DEC2HEX((((((((([.C7]*2+[.D7])*2+[.E7])*2+[.F7])*4+[.G7])*32+[.I7])*2+[.N7])*2+[.O7])*2+[.P7])*4+[.Q7];4)" office:value-type="string" office:string-value="2000">
            <text:p>2000</text:p>
          </table:table-cell>
          <table:table-cell table:style-name="ce123"/>
          <table:table-cell table:style-name="ce141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67" office:value-type="float" office:value="1" table:number-columns-spanned="3" table:number-rows-spanned="1">
            <text:p>1</text:p>
          </table:table-cell>
          <table:covered-table-cell table:style-name="ce163"/>
          <table:covered-table-cell table:style-name="ce163"/>
          <table:table-cell table:style-name="ce169" table:formula="of:=IF([.F7]=1;&quot;ddd&quot;;DEC2HEX((((((([.G7]*32+[.I7])*2+[.N7])*2+[.O7])*2+[.P7])*4+[.Q7]));3))" office:value-type="string" office:string-value="000" table:number-columns-spanned="12" table:number-rows-spanned="1">
            <text:p>00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79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1"/>
          <table:table-cell table:style-name="ce194" table:formula="of:=CONCATENATE(DEC2HEX(([.V7]*2+[.W7])*8+[.X7];2);[.AA7];[.AM7])" office:value-type="string" office:string-value="19000sss">
            <text:p>19000sss</text:p>
          </table:table-cell>
          <table:table-cell table:style-name="ce205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8" office:value-type="string">
            <office:annotation draw:style-name="gr7" draw:text-style-name="P2" svg:width="6.829cm" svg:height="0.991cm" svg:x="7.622cm" svg:y="3.581cm" draw:caption-point-x="-0.61cm" draw:caption-point-y="1.532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81"/>
          <table:table-cell table:style-name="ce67" office:value-type="float" office:value="1" table:number-columns-spanned="5" table:number-rows-spanned="1">
            <text:p>1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81"/>
          <table:table-cell table:style-name="ce18"/>
          <table:table-cell table:style-name="ce111" table:formula="of:=DEC2HEX((((((((([.C8]*2+[.D8])*2+[.E8])*2+[.F8])*4+[.G8])*32+[.I8])*2+[.N8])*2+[.O8])*2+[.P8])*4+[.Q8];4)" office:value-type="string" office:string-value="2020">
            <text:p>2020</text:p>
          </table:table-cell>
          <table:table-cell table:style-name="ce124"/>
          <table:table-cell table:style-name="ce141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67" office:value-type="float" office:value="1" table:number-columns-spanned="3" table:number-rows-spanned="1">
            <text:p>1</text:p>
          </table:table-cell>
          <table:covered-table-cell table:style-name="ce163"/>
          <table:covered-table-cell table:style-name="ce163"/>
          <table:table-cell table:style-name="ce169" table:formula="of:=IF([.F8]=1;&quot;ddd&quot;;DEC2HEX((((((([.G8]*32+[.I8])*2+[.N8])*2+[.O8])*2+[.P8])*4+[.Q8]));3))" office:value-type="string" office:string-value="020" table:number-columns-spanned="12" table:number-rows-spanned="1">
            <text:p>020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79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1"/>
          <table:table-cell table:style-name="ce194" table:formula="of:=CONCATENATE(DEC2HEX(([.V8]*2+[.W8])*8+[.X8];2);[.AA8];[.AM8])" office:value-type="string" office:string-value="19020sss">
            <text:p>19020sss</text:p>
          </table:table-cell>
          <table:table-cell table:style-name="ce206" office:value-type="string">
            <text:p>(Still under discussion)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>
            <office:annotation draw:style-name="gr8" draw:text-style-name="P2" svg:width="8.07cm" svg:height="2.176cm" svg:x="7.622cm" svg:y="3.995cm" draw:caption-point-x="-0.61cm" draw:caption-point-y="1.532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81"/>
          <table:table-cell table:style-name="ce67" office:value-type="float" office:value="8" table:number-columns-spanned="5" table:number-rows-spanned="1">
            <text:p>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81"/>
          <table:table-cell table:style-name="ce19"/>
          <table:table-cell table:style-name="ce111" table:formula="of:=DEC2HEX((((((((([.C9]*2+[.D9])*2+[.E9])*2+[.F9])*4+[.G9])*32+[.I9])*2+[.N9])*2+[.O9])*2+[.P9])*4+[.Q9];4)" office:value-type="string" office:string-value="0100">
            <text:p>0100</text:p>
          </table:table-cell>
          <table:table-cell table:style-name="ce125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9]=1;&quot;ddd&quot;;DEC2HEX((((((([.G9]*32+[.I9])*2+[.N9])*2+[.O9])*2+[.P9])*4+[.Q9]));3))" office:value-type="string" office:string-value="100" table:number-columns-spanned="12" table:number-rows-spanned="1">
            <text:p>100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9]*2+[.W9])*8+[.X9];2);[.AA9];[.AM9])" office:value-type="string" office:string-value="19100sss">
            <text:p>19100sss</text:p>
          </table:table-cell>
          <table:table-cell table:style-name="ce20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>
            <office:annotation draw:style-name="gr9" draw:text-style-name="P2" svg:width="8.708cm" svg:height="2.571cm" svg:x="7.622cm" svg:y="4.41cm" draw:caption-point-x="-0.61cm" draw:caption-point-y="1.532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67" office:value-type="float" office:value="4" table:number-columns-spanned="5" table:number-rows-spanned="1">
            <text:p>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10]*2+[.D10])*2+[.E10])*2+[.F10])*4+[.G10])*32+[.I10])*2+[.N10])*2+[.O10])*2+[.P10])*4+[.Q10];4)" office:value-type="string" office:string-value="0488">
            <text:p>0488</text:p>
          </table:table-cell>
          <table:table-cell table:style-name="ce125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0]=1;&quot;ddd&quot;;DEC2HEX((((((([.G10]*32+[.I10])*2+[.N10])*2+[.O10])*2+[.P10])*4+[.Q10]));3))" office:value-type="string" office:string-value="488" table:number-columns-spanned="12" table:number-rows-spanned="1">
            <text:p>48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0]*2+[.W10])*8+[.X10];2);[.AA10];[.AM10])" office:value-type="string" office:string-value="19488sss">
            <text:p>19488sss</text:p>
          </table:table-cell>
          <table:table-cell table:style-name="ce20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>
            <office:annotation draw:style-name="gr9" draw:text-style-name="P2" svg:width="8.441cm" svg:height="2.571cm" svg:x="7.533cm" svg:y="4.884cm" draw:caption-point-x="-0.521cm" draw:caption-point-y="1.473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67" office:value-type="float" office:value="4" table:number-columns-spanned="5" table:number-rows-spanned="1">
            <text:p>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11]*2+[.D11])*2+[.E11])*2+[.F11])*4+[.G11])*32+[.I11])*2+[.N11])*2+[.O11])*2+[.P11])*4+[.Q11];4)" office:value-type="string" office:string-value="0490">
            <text:p>0490</text:p>
          </table:table-cell>
          <table:table-cell table:style-name="ce125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1]=1;&quot;ddd&quot;;DEC2HEX((((((([.G11]*32+[.I11])*2+[.N11])*2+[.O11])*2+[.P11])*4+[.Q11]));3))" office:value-type="string" office:string-value="490" table:number-columns-spanned="12" table:number-rows-spanned="1">
            <text:p>490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1]*2+[.W11])*8+[.X11];2);[.AA11];[.AM11])" office:value-type="string" office:string-value="19490sss">
            <text:p>19490sss</text:p>
          </table:table-cell>
          <table:table-cell table:style-name="ce207"/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>
            <text:p>Verified Node ID Number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11" table:number-columns-spanned="5" table:number-rows-spanned="1">
            <text:p>11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12]*2+[.D12])*2+[.E12])*2+[.F12])*4+[.G12])*32+[.I12])*2+[.N12])*2+[.O12])*2+[.P12])*4+[.Q12];4)" office:value-type="string" office:string-value="0170">
            <text:p>0170</text:p>
          </table:table-cell>
          <table:table-cell table:style-name="ce125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2]=1;&quot;ddd&quot;;DEC2HEX((((((([.G12]*32+[.I12])*2+[.N12])*2+[.O12])*2+[.P12])*4+[.Q12]));3))" office:value-type="string" office:string-value="170" table:number-columns-spanned="12" table:number-rows-spanned="1">
            <text:p>170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2]*2+[.W12])*8+[.X12];2);[.AA12];[.AM12])" office:value-type="string" office:string-value="19170sss">
            <text:p>19170sss</text:p>
          </table:table-cell>
          <table:table-cell table:style-name="ce20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19" office:value-type="string">
            <text:p>Optional Interaction Rejecte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67" office:value-type="float" office:value="3" table:number-columns-spanned="5" table:number-rows-spanned="1">
            <text:p>3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13]*2+[.D13])*2+[.E13])*2+[.F13])*4+[.G13])*32+[.I13])*2+[.N13])*2+[.O13])*2+[.P13])*4+[.Q13];4)" office:value-type="string" office:string-value="0068">
            <text:p>0068</text:p>
          </table:table-cell>
          <table:table-cell table:style-name="ce125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3]=1;&quot;ddd&quot;;DEC2HEX((((((([.G13]*32+[.I13])*2+[.N13])*2+[.O13])*2+[.P13])*4+[.Q13]));3))" office:value-type="string" office:string-value="068" table:number-columns-spanned="12" table:number-rows-spanned="1">
            <text:p>06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3]*2+[.W13])*8+[.X13];2);[.AA13];[.AM13])" office:value-type="string" office:string-value="19068sss">
            <text:p>19068sss</text:p>
          </table:table-cell>
          <table:table-cell table:style-name="ce207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0" office:value-type="string">
            <text:p>Terminate Due to Error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 table:number-columns-spanned="2" table:number-rows-spanned="1">
            <text:p>0</text:p>
          </table:table-cell>
          <table:covered-table-cell table:style-name="ce68"/>
          <table:table-cell table:style-name="ce68" office:value-type="float" office:value="5" table:number-columns-spanned="5" table:number-rows-spanned="1">
            <text:p>5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spanned="2" table:number-rows-spanned="1"/>
          <table:covered-table-cell table:style-name="ce68"/>
          <table:table-cell table:style-name="ce20"/>
          <table:table-cell table:style-name="ce112" table:formula="of:=DEC2HEX((((((((([.C14]*2+[.D14])*2+[.E14])*2+[.F14])*4+[.G14])*32+[.I14])*2+[.N14])*2+[.O14])*2+[.P14])*4+[.Q14];4)" office:value-type="string" office:string-value="00A8">
            <text:p>00A8</text:p>
          </table:table-cell>
          <table:table-cell table:style-name="ce126"/>
          <table:table-cell table:style-name="ce143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1" table:number-columns-spanned="3" table:number-rows-spanned="1">
            <text:p>1</text:p>
          </table:table-cell>
          <table:covered-table-cell table:style-name="ce162"/>
          <table:covered-table-cell table:style-name="ce162"/>
          <table:table-cell table:style-name="ce162" table:formula="of:=IF([.F14]=1;&quot;ddd&quot;;DEC2HEX((((((([.G14]*32+[.I14])*2+[.N14])*2+[.O14])*2+[.P14])*4+[.Q14]));3))" office:value-type="string" office:string-value="0A8" table:number-columns-spanned="12" table:number-rows-spanned="1">
            <text:p>0A8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162" office:value-type="string" table:number-columns-spanned="12" table:number-rows-spanned="1">
            <text:p>sss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59"/>
          <table:table-cell table:style-name="ce196" table:formula="of:=CONCATENATE(DEC2HEX(([.V14]*2+[.W14])*8+[.X14];2);[.AA14];[.AM14])" office:value-type="string" office:string-value="190A8sss">
            <text:p>190A8sss</text:p>
          </table:table-cell>
          <table:table-cell table:style-name="ce208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1" office:value-type="string">
            <text:p>Protocol Support Inquiry</text:p>
          </table:table-cell>
          <table:table-cell table:style-name="ce4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9" office:value-type="float" office:value="1" table:number-columns-spanned="5" table:number-rows-spanned="1">
            <text:p>1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spanned="2" table:number-rows-spanned="1"/>
          <table:covered-table-cell table:style-name="ce69"/>
          <table:table-cell table:style-name="ce21"/>
          <table:table-cell table:style-name="ce113" table:formula="of:=DEC2HEX((((((((([.C15]*2+[.D15])*2+[.E15])*2+[.F15])*4+[.G15])*32+[.I15])*2+[.N15])*2+[.O15])*2+[.P15])*4+[.Q15];4)" office:value-type="string" office:string-value="0828">
            <text:p>0828</text:p>
          </table:table-cell>
          <table:table-cell table:style-name="ce127"/>
          <table:table-cell table:style-name="ce144" office:value-type="float" office:value="1">
            <text:p>1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1" table:number-columns-spanned="3" table:number-rows-spanned="1">
            <text:p>1</text:p>
          </table:table-cell>
          <table:covered-table-cell table:style-name="ce157"/>
          <table:covered-table-cell table:style-name="ce157"/>
          <table:table-cell table:style-name="ce157" table:formula="of:=IF([.F15]=1;&quot;ddd&quot;;DEC2HEX((((((([.G15]*32+[.I15])*2+[.N15])*2+[.O15])*2+[.P15])*4+[.Q15]));3))" office:value-type="string" office:string-value="828" table:number-columns-spanned="12" table:number-rows-spanned="1">
            <text:p>828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157" office:value-type="string" table:number-columns-spanned="12" table:number-rows-spanned="1">
            <text:p>sss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61"/>
          <table:table-cell table:style-name="ce197" table:formula="of:=CONCATENATE(DEC2HEX(([.V15]*2+[.W15])*8+[.X15];2);[.AA15];[.AM15])" office:value-type="string" office:string-value="19828sss">
            <text:p>19828sss</text:p>
          </table:table-cell>
          <table:table-cell table:style-name="ce209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2" office:value-type="string">
            <text:p>Protocol Support Reply</text:p>
          </table:table-cell>
          <table:table-cell table:style-name="ce4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 table:number-columns-spanned="2" table:number-rows-spanned="1">
            <text:p>1</text:p>
          </table:table-cell>
          <table:covered-table-cell table:style-name="ce70"/>
          <table:table-cell table:style-name="ce70" office:value-type="float" office:value="19" table:number-columns-spanned="5" table:number-rows-spanned="1">
            <text:p>19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number-columns-spanned="2" table:number-rows-spanned="1"/>
          <table:covered-table-cell table:style-name="ce70"/>
          <table:table-cell table:style-name="ce22"/>
          <table:table-cell table:style-name="ce114" table:formula="of:=DEC2HEX((((((((([.C16]*2+[.D16])*2+[.E16])*2+[.F16])*4+[.G16])*32+[.I16])*2+[.N16])*2+[.O16])*2+[.P16])*4+[.Q16];4)" office:value-type="string" office:string-value="0668">
            <text:p>0668</text:p>
          </table:table-cell>
          <table:table-cell table:style-name="ce126"/>
          <table:table-cell table:style-name="ce145" office:value-type="float" office:value="1">
            <text:p>1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" table:number-columns-spanned="3" table:number-rows-spanned="1">
            <text:p>1</text:p>
          </table:table-cell>
          <table:covered-table-cell table:style-name="ce153"/>
          <table:covered-table-cell table:style-name="ce153"/>
          <table:table-cell table:style-name="ce153" table:formula="of:=IF([.F16]=1;&quot;ddd&quot;;DEC2HEX((((((([.G16]*32+[.I16])*2+[.N16])*2+[.O16])*2+[.P16])*4+[.Q16]));3))" office:value-type="string" office:string-value="668" table:number-columns-spanned="12" table:number-rows-spanned="1">
            <text:p>668</text:p>
          </table:table-cell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table-cell table:style-name="ce153" office:value-type="string" table:number-columns-spanned="12" table:number-rows-spanned="1">
            <text:p>sss</text:p>
          </table:table-cell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table-cell table:style-name="ce59"/>
          <table:table-cell table:style-name="ce198" table:formula="of:=CONCATENATE(DEC2HEX(([.V16]*2+[.W16])*8+[.X16];2);[.AA16];[.AM16])" office:value-type="string" office:string-value="19668sss">
            <text:p>19668sss</text:p>
          </table:table-cell>
          <table:table-cell table:style-name="ce210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16">
            <text:p>Event Exchange</text:p>
          </table:table-cell>
          <table:table-cell table:style-name="ce23" office:value-type="string">
            <text:p>Identify Consumer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2" table:number-columns-spanned="2" table:number-rows-spanned="1">
            <text:p>2</text:p>
          </table:table-cell>
          <table:covered-table-cell table:style-name="ce66"/>
          <table:table-cell table:style-name="ce66" office:value-type="float" office:value="7" table:number-columns-spanned="5" table:number-rows-spanned="1">
            <text:p>7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table:number-columns-spanned="2" table:number-rows-spanned="1"/>
          <table:covered-table-cell table:style-name="ce66"/>
          <table:table-cell table:style-name="ce23"/>
          <table:table-cell table:style-name="ce110" table:formula="of:=DEC2HEX((((((((([.C17]*2+[.D17])*2+[.E17])*2+[.F17])*4+[.G17])*32+[.I17])*2+[.N17])*2+[.O17])*2+[.P17])*4+[.Q17];4)" office:value-type="string" office:string-value="08F4">
            <text:p>08F4</text:p>
          </table:table-cell>
          <table:table-cell table:style-name="ce128"/>
          <table:table-cell table:style-name="ce146" office:value-type="float" office:value="1">
            <text:p>1</text:p>
          </table:table-cell>
          <table:table-cell table:style-name="ce163" office:value-type="float" office:value="1">
            <text:p>1</text:p>
          </table:table-cell>
          <table:table-cell table:style-name="ce163" office:value-type="float" office:value="1" table:number-columns-spanned="3" table:number-rows-spanned="1">
            <text:p>1</text:p>
          </table:table-cell>
          <table:covered-table-cell table:style-name="ce163"/>
          <table:covered-table-cell table:style-name="ce163"/>
          <table:table-cell table:style-name="ce163" table:formula="of:=IF([.F17]=1;&quot;ddd&quot;;DEC2HEX((((((([.G17]*32+[.I17])*2+[.N17])*2+[.O17])*2+[.P17])*4+[.Q17]));3))" office:value-type="string" office:string-value="8F4" table:number-columns-spanned="12" table:number-rows-spanned="1">
            <text:p>8F4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63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1"/>
          <table:table-cell table:style-name="ce199" table:formula="of:=CONCATENATE(DEC2HEX(([.V17]*2+[.W17])*8+[.X17];2);[.AA17];[.AM17])" office:value-type="string" office:string-value="198F4sss">
            <text:p>198F4sss</text:p>
          </table:table-cell>
          <table:table-cell table:style-name="ce211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8" office:value-type="string">
            <office:annotation draw:style-name="gr10" draw:text-style-name="P2" svg:width="10.352cm" svg:height="2.966cm" svg:x="7.622cm" svg:y="7.728cm" draw:caption-point-x="-0.61cm" draw:caption-point-y="1.532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5" table:number-columns-spanned="5" table:number-rows-spanned="1">
            <text:p>5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spanned="2" table:number-rows-spanned="1"/>
          <table:covered-table-cell table:style-name="ce67"/>
          <table:table-cell table:style-name="ce18"/>
          <table:table-cell table:style-name="ce111" table:formula="of:=DEC2HEX((((((((([.C18]*2+[.D18])*2+[.E18])*2+[.F18])*4+[.G18])*32+[.I18])*2+[.N18])*2+[.O18])*2+[.P18])*4+[.Q18];4)" office:value-type="string" office:string-value="04A4">
            <text:p>04A4</text:p>
          </table:table-cell>
          <table:table-cell table:style-name="ce129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8]=1;&quot;ddd&quot;;DEC2HEX((((((([.G18]*32+[.I18])*2+[.N18])*2+[.O18])*2+[.P18])*4+[.Q18]));3))" office:value-type="string" office:string-value="4A4" table:number-columns-spanned="12" table:number-rows-spanned="1">
            <text:p>4A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8]*2+[.W18])*8+[.X18];2);[.AA18];[.AM18])" office:value-type="string" office:string-value="194A4sss">
            <text:p>194A4sss</text:p>
          </table:table-cell>
          <table:table-cell table:style-name="ce207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9" office:value-type="string">
            <text:p>Consumer Identified w validity unknown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6" table:number-columns-spanned="5" table:number-rows-spanned="1">
            <text:p>6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3" table:number-columns-spanned="2" table:number-rows-spanned="1">
            <text:p>3</text:p>
          </table:table-cell>
          <table:covered-table-cell table:style-name="ce67"/>
          <table:table-cell table:style-name="ce19"/>
          <table:table-cell table:style-name="ce111" table:formula="of:=DEC2HEX((((((((([.C19]*2+[.D19])*2+[.E19])*2+[.F19])*4+[.G19])*32+[.I19])*2+[.N19])*2+[.O19])*2+[.P19])*4+[.Q19];4)" office:value-type="string" office:string-value="04C7">
            <text:p>04C7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19]=1;&quot;ddd&quot;;DEC2HEX((((((([.G19]*32+[.I19])*2+[.N19])*2+[.O19])*2+[.P19])*4+[.Q19]));3))" office:value-type="string" office:string-value="4C7" table:number-columns-spanned="12" table:number-rows-spanned="1">
            <text:p>4C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19]*2+[.W19])*8+[.X19];2);[.AA19];[.AM19])" office:value-type="string" office:string-value="194C7sss">
            <text:p>194C7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office:annotation draw:style-name="gr11" draw:text-style-name="P2" svg:width="9.754cm" svg:height="1.386cm" svg:x="7.622cm" svg:y="8.557cm" draw:caption-point-x="-0.61cm" draw:caption-point-y="1.53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6" table:number-columns-spanned="5" table:number-rows-spanned="1">
            <text:p>6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19"/>
          <table:table-cell table:style-name="ce111" table:formula="of:=DEC2HEX((((((((([.C20]*2+[.D20])*2+[.E20])*2+[.F20])*4+[.G20])*32+[.I20])*2+[.N20])*2+[.O20])*2+[.P20])*4+[.Q20];4)" office:value-type="string" office:string-value="04C4">
            <text:p>04C4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0]=1;&quot;ddd&quot;;DEC2HEX((((((([.G20]*32+[.I20])*2+[.N20])*2+[.O20])*2+[.P20])*4+[.Q20]));3))" office:value-type="string" office:string-value="4C4" table:number-columns-spanned="12" table:number-rows-spanned="1">
            <text:p>4C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0]*2+[.W20])*8+[.X20];2);[.AA20];[.AM20])" office:value-type="string" office:string-value="194C4sss">
            <text:p>194C4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text:p>Consumer Identified as currently invali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6" table:number-columns-spanned="5" table:number-rows-spanned="1">
            <text:p>6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19"/>
          <table:table-cell table:style-name="ce111" table:formula="of:=DEC2HEX((((((((([.C21]*2+[.D21])*2+[.E21])*2+[.F21])*4+[.G21])*32+[.I21])*2+[.N21])*2+[.O21])*2+[.P21])*4+[.Q21];4)" office:value-type="string" office:string-value="04C5">
            <text:p>04C5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1]=1;&quot;ddd&quot;;DEC2HEX((((((([.G21]*32+[.I21])*2+[.N21])*2+[.O21])*2+[.P21])*4+[.Q21]));3))" office:value-type="string" office:string-value="4C5" table:number-columns-spanned="12" table:number-rows-spanned="1">
            <text:p>4C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1]*2+[.W21])*8+[.X21];2);[.AA21];[.AM21])" office:value-type="string" office:string-value="194C5sss">
            <text:p>194C5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office:annotation draw:style-name="gr11" draw:text-style-name="P2" svg:width="9.754cm" svg:height="1.386cm" svg:x="7.622cm" svg:y="9.387cm" draw:caption-point-x="-0.61cm" draw:caption-point-y="1.532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6" table:number-columns-spanned="5" table:number-rows-spanned="1">
            <text:p>6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19"/>
          <table:table-cell table:style-name="ce111" table:formula="of:=DEC2HEX((((((((([.C22]*2+[.D22])*2+[.E22])*2+[.F22])*4+[.G22])*32+[.I22])*2+[.N22])*2+[.O22])*2+[.P22])*4+[.Q22];4)" office:value-type="string" office:string-value="04C6">
            <text:p>04C6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2]=1;&quot;ddd&quot;;DEC2HEX((((((([.G22]*32+[.I22])*2+[.N22])*2+[.O22])*2+[.P22])*4+[.Q22]));3))" office:value-type="string" office:string-value="4C6" table:number-columns-spanned="12" table:number-rows-spanned="1">
            <text:p>4C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2]*2+[.W22])*8+[.X22];2);[.AA22];[.AM22])" office:value-type="string" office:string-value="194C6sss">
            <text:p>194C6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text:p>Identify Producer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8" table:number-columns-spanned="5" table:number-rows-spanned="1">
            <text:p>8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23]*2+[.D23])*2+[.E23])*2+[.F23])*4+[.G23])*32+[.I23])*2+[.N23])*2+[.O23])*2+[.P23])*4+[.Q23];4)" office:value-type="string" office:string-value="0914">
            <text:p>0914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3]=1;&quot;ddd&quot;;DEC2HEX((((((([.G23]*32+[.I23])*2+[.N23])*2+[.O23])*2+[.P23])*4+[.Q23]));3))" office:value-type="string" office:string-value="914" table:number-columns-spanned="12" table:number-rows-spanned="1">
            <text:p>91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3]*2+[.W23])*8+[.X23];2);[.AA23];[.AM23])" office:value-type="string" office:string-value="19914sss">
            <text:p>19914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24" office:value-type="string">
            <office:annotation draw:style-name="gr10" draw:text-style-name="P2" svg:width="10.175cm" svg:height="2.966cm" svg:x="7.622cm" svg:y="10.216cm" draw:caption-point-x="-0.61cm" draw:caption-point-y="1.532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9" table:number-columns-spanned="5" table:number-rows-spanned="1">
            <text:p>9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spanned="2" table:number-rows-spanned="1"/>
          <table:covered-table-cell table:style-name="ce67"/>
          <table:table-cell table:style-name="ce24"/>
          <table:table-cell table:style-name="ce111" table:formula="of:=DEC2HEX((((((((([.C24]*2+[.D24])*2+[.E24])*2+[.F24])*4+[.G24])*32+[.I24])*2+[.N24])*2+[.O24])*2+[.P24])*4+[.Q24];4)" office:value-type="string" office:string-value="0524">
            <text:p>0524</text:p>
          </table:table-cell>
          <table:table-cell table:style-name="ce131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4]=1;&quot;ddd&quot;;DEC2HEX((((((([.G24]*32+[.I24])*2+[.N24])*2+[.O24])*2+[.P24])*4+[.Q24]));3))" office:value-type="string" office:string-value="524" table:number-columns-spanned="12" table:number-rows-spanned="1">
            <text:p>52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4]*2+[.W24])*8+[.X24];2);[.AA24];[.AM24])" office:value-type="string" office:string-value="19524sss">
            <text:p>19524sss</text:p>
          </table:table-cell>
          <table:table-cell table:style-name="ce207" office:value-type="string">
            <text:p>EventID with mask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text:p>Producer Identified w validity unknown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0" table:number-columns-spanned="5" table:number-rows-spanned="1">
            <text:p>10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3" table:number-columns-spanned="2" table:number-rows-spanned="1">
            <text:p>3</text:p>
          </table:table-cell>
          <table:covered-table-cell table:style-name="ce67"/>
          <table:table-cell table:style-name="ce19"/>
          <table:table-cell table:style-name="ce111" table:formula="of:=DEC2HEX((((((((([.C25]*2+[.D25])*2+[.E25])*2+[.F25])*4+[.G25])*32+[.I25])*2+[.N25])*2+[.O25])*2+[.P25])*4+[.Q25];4)" office:value-type="string" office:string-value="0547">
            <text:p>0547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5]=1;&quot;ddd&quot;;DEC2HEX((((((([.G25]*32+[.I25])*2+[.N25])*2+[.O25])*2+[.P25])*4+[.Q25]));3))" office:value-type="string" office:string-value="547" table:number-columns-spanned="12" table:number-rows-spanned="1">
            <text:p>54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5]*2+[.W25])*8+[.X25];2);[.AA25];[.AM25])" office:value-type="string" office:string-value="19547sss">
            <text:p>19547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office:annotation draw:style-name="gr11" draw:text-style-name="P2" svg:width="9.687cm" svg:height="1.386cm" svg:x="7.622cm" svg:y="11.046cm" draw:caption-point-x="-0.61cm" draw:caption-point-y="1.53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0" table:number-columns-spanned="5" table:number-rows-spanned="1">
            <text:p>10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 table:number-columns-spanned="2" table:number-rows-spanned="1">
            <text:p>0</text:p>
          </table:table-cell>
          <table:covered-table-cell table:style-name="ce67"/>
          <table:table-cell table:style-name="ce19"/>
          <table:table-cell table:style-name="ce111" table:formula="of:=DEC2HEX((((((((([.C26]*2+[.D26])*2+[.E26])*2+[.F26])*4+[.G26])*32+[.I26])*2+[.N26])*2+[.O26])*2+[.P26])*4+[.Q26];4)" office:value-type="string" office:string-value="0544">
            <text:p>0544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6]=1;&quot;ddd&quot;;DEC2HEX((((((([.G26]*32+[.I26])*2+[.N26])*2+[.O26])*2+[.P26])*4+[.Q26]));3))" office:value-type="string" office:string-value="544" table:number-columns-spanned="12" table:number-rows-spanned="1">
            <text:p>54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6]*2+[.W26])*8+[.X26];2);[.AA26];[.AM26])" office:value-type="string" office:string-value="19544sss">
            <text:p>19544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text:p>Producer Identified as currently invali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0" table:number-columns-spanned="5" table:number-rows-spanned="1">
            <text:p>10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19"/>
          <table:table-cell table:style-name="ce111" table:formula="of:=DEC2HEX((((((((([.C27]*2+[.D27])*2+[.E27])*2+[.F27])*4+[.G27])*32+[.I27])*2+[.N27])*2+[.O27])*2+[.P27])*4+[.Q27];4)" office:value-type="string" office:string-value="0545">
            <text:p>0545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7]=1;&quot;ddd&quot;;DEC2HEX((((((([.G27]*32+[.I27])*2+[.N27])*2+[.O27])*2+[.P27])*4+[.Q27]));3))" office:value-type="string" office:string-value="545" table:number-columns-spanned="12" table:number-rows-spanned="1">
            <text:p>54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7]*2+[.W27])*8+[.X27];2);[.AA27];[.AM27])" office:value-type="string" office:string-value="19545sss">
            <text:p>19545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office:annotation draw:style-name="gr11" draw:text-style-name="P2" svg:width="9.687cm" svg:height="1.386cm" svg:x="7.622cm" svg:y="11.875cm" draw:caption-point-x="-0.61cm" draw:caption-point-y="1.532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0" table:number-columns-spanned="5" table:number-rows-spanned="1">
            <text:p>10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19"/>
          <table:table-cell table:style-name="ce111" table:formula="of:=DEC2HEX((((((((([.C28]*2+[.D28])*2+[.E28])*2+[.F28])*4+[.G28])*32+[.I28])*2+[.N28])*2+[.O28])*2+[.P28])*4+[.Q28];4)" office:value-type="string" office:string-value="0546">
            <text:p>0546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8]=1;&quot;ddd&quot;;DEC2HEX((((((([.G28]*32+[.I28])*2+[.N28])*2+[.O28])*2+[.P28])*4+[.Q28]));3))" office:value-type="string" office:string-value="546" table:number-columns-spanned="12" table:number-rows-spanned="1">
            <text:p>54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8]*2+[.W28])*8+[.X28];2);[.AA28];[.AM28])" office:value-type="string" office:string-value="19546sss">
            <text:p>19546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text:p>Identify Events Addresse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11" table:number-columns-spanned="5" table:number-rows-spanned="1">
            <text:p>11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29]*2+[.D29])*2+[.E29])*2+[.F29])*4+[.G29])*32+[.I29])*2+[.N29])*2+[.O29])*2+[.P29])*4+[.Q29];4)" office:value-type="string" office:string-value="0968">
            <text:p>0968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29]=1;&quot;ddd&quot;;DEC2HEX((((((([.G29]*32+[.I29])*2+[.N29])*2+[.O29])*2+[.P29])*4+[.Q29]));3))" office:value-type="string" office:string-value="968" table:number-columns-spanned="12" table:number-rows-spanned="1">
            <text:p>96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29]*2+[.W29])*8+[.X29];2);[.AA29];[.AM29])" office:value-type="string" office:string-value="19968sss">
            <text:p>19968sss</text:p>
          </table:table-cell>
          <table:table-cell table:style-name="ce207" office:value-type="string">
            <text:p>fdd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9" office:value-type="string">
            <office:annotation draw:style-name="gr7" draw:text-style-name="P2" svg:width="6.408cm" svg:height="0.991cm" svg:x="7.622cm" svg:y="12.705cm" draw:caption-point-x="-0.61cm" draw:caption-point-y="1.532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11" table:number-columns-spanned="5" table:number-rows-spanned="1">
            <text:p>11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9"/>
          <table:table-cell table:style-name="ce111" table:formula="of:=DEC2HEX((((((((([.C30]*2+[.D30])*2+[.E30])*2+[.F30])*4+[.G30])*32+[.I30])*2+[.N30])*2+[.O30])*2+[.P30])*4+[.Q30];4)" office:value-type="string" office:string-value="0970">
            <text:p>0970</text:p>
          </table:table-cell>
          <table:table-cell table:style-name="ce130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30]=1;&quot;ddd&quot;;DEC2HEX((((((([.G30]*32+[.I30])*2+[.N30])*2+[.O30])*2+[.P30])*4+[.Q30]));3))" office:value-type="string" office:string-value="970" table:number-columns-spanned="12" table:number-rows-spanned="1">
            <text:p>970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30]*2+[.W30])*8+[.X30];2);[.AA30];[.AM30])" office:value-type="string" office:string-value="19970sss">
            <text:p>19970sss</text:p>
          </table:table-cell>
          <table:table-cell table:style-name="ce207"/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6"/>
          <table:table-cell table:style-name="ce18" office:value-type="string">
            <text:p>Learn Event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7" office:value-type="float" office:value="12" table:number-columns-spanned="5" table:number-rows-spanned="1">
            <text:p>12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table:number-columns-spanned="2" table:number-rows-spanned="1"/>
          <table:covered-table-cell table:style-name="ce67"/>
          <table:table-cell table:style-name="ce18"/>
          <table:table-cell table:style-name="ce111" table:formula="of:=DEC2HEX((((((((([.C31]*2+[.D31])*2+[.E31])*2+[.F31])*4+[.G31])*32+[.I31])*2+[.N31])*2+[.O31])*2+[.P31])*4+[.Q31];4)" office:value-type="string" office:string-value="0594">
            <text:p>0594</text:p>
          </table:table-cell>
          <table:table-cell table:style-name="ce129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31]=1;&quot;ddd&quot;;DEC2HEX((((((([.G31]*32+[.I31])*2+[.N31])*2+[.O31])*2+[.P31])*4+[.Q31]));3))" office:value-type="string" office:string-value="594" table:number-columns-spanned="12" table:number-rows-spanned="1">
            <text:p>594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31]*2+[.W31])*8+[.X31];2);[.AA31];[.AM31])" office:value-type="string" office:string-value="19594sss">
            <text:p>19594sss</text:p>
          </table:table-cell>
          <table:table-cell table:style-name="ce207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7"/>
          <table:table-cell table:style-name="ce20" office:value-type="string">
            <office:annotation draw:style-name="gr7" draw:text-style-name="P2" svg:width="4.347cm" svg:height="0.991cm" svg:x="7.622cm" svg:y="13.534cm" draw:caption-point-x="-0.61cm" draw:caption-point-y="1.532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 table:number-columns-spanned="2" table:number-rows-spanned="1">
            <text:p>1</text:p>
          </table:table-cell>
          <table:covered-table-cell table:style-name="ce68"/>
          <table:table-cell table:style-name="ce68" office:value-type="float" office:value="13" table:number-columns-spanned="5" table:number-rows-spanned="1">
            <text:p>13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spanned="2" table:number-rows-spanned="1"/>
          <table:covered-table-cell table:style-name="ce68"/>
          <table:table-cell table:style-name="ce20"/>
          <table:table-cell table:style-name="ce112" table:formula="of:=DEC2HEX((((((((([.C32]*2+[.D32])*2+[.E32])*2+[.F32])*4+[.G32])*32+[.I32])*2+[.N32])*2+[.O32])*2+[.P32])*4+[.Q32];4)" office:value-type="string" office:string-value="05B4">
            <text:p>05B4</text:p>
          </table:table-cell>
          <table:table-cell table:style-name="ce132"/>
          <table:table-cell table:style-name="ce143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1" table:number-columns-spanned="3" table:number-rows-spanned="1">
            <text:p>1</text:p>
          </table:table-cell>
          <table:covered-table-cell table:style-name="ce162"/>
          <table:covered-table-cell table:style-name="ce162"/>
          <table:table-cell table:style-name="ce162" table:formula="of:=IF([.F32]=1;&quot;ddd&quot;;DEC2HEX((((((([.G32]*32+[.I32])*2+[.N32])*2+[.O32])*2+[.P32])*4+[.Q32]));3))" office:value-type="string" office:string-value="5B4" table:number-columns-spanned="12" table:number-rows-spanned="1">
            <text:p>5B4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162" office:value-type="string" table:number-columns-spanned="12" table:number-rows-spanned="1">
            <text:p>sss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59"/>
          <table:table-cell table:style-name="ce196" table:formula="of:=CONCATENATE(DEC2HEX(([.V32]*2+[.W32])*8+[.X32];2);[.AA32];[.AM32])" office:value-type="string" office:string-value="195B4sss">
            <text:p>195B4sss</text:p>
          </table:table-cell>
          <table:table-cell table:style-name="ce208" office:value-type="string">
            <text:p>EventI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5" office:value-type="string">
            <text:p>Xpressnet</text:p>
          </table:table-cell>
          <table:table-cell table:style-name="ce5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14" table:number-columns-spanned="5" table:number-rows-spanned="1">
            <text:p>14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25"/>
          <table:table-cell table:style-name="ce115" table:formula="of:=DEC2HEX((((((((([.C33]*2+[.D33])*2+[.E33])*2+[.F33])*4+[.G33])*32+[.I33])*2+[.N33])*2+[.O33])*2+[.P33])*4+[.Q33];4)" office:value-type="string" office:string-value="09C0">
            <text:p>09C0</text:p>
          </table:table-cell>
          <table:table-cell table:style-name="ce25"/>
          <table:table-cell table:style-name="ce147" office:value-type="float" office:value="1">
            <text:p>1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1" table:number-columns-spanned="3" table:number-rows-spanned="1">
            <text:p>1</text:p>
          </table:table-cell>
          <table:covered-table-cell table:style-name="ce164"/>
          <table:covered-table-cell table:style-name="ce164"/>
          <table:table-cell table:style-name="ce164" table:formula="of:=IF([.F33]=1;&quot;ddd&quot;;DEC2HEX((((((([.G33]*32+[.I33])*2+[.N33])*2+[.O33])*2+[.P33])*4+[.Q33]));3))" office:value-type="string" office:string-value="9C0" table:number-columns-spanned="12" table:number-rows-spanned="1">
            <text:p>9C0</text:p>
          </table:table-cell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table-cell table:style-name="ce164" office:value-type="string" table:number-columns-spanned="12" table:number-rows-spanned="1">
            <text:p>sss</text:p>
          </table:table-cell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covered-table-cell table:style-name="ce172"/>
          <table:table-cell table:style-name="ce56"/>
          <table:table-cell table:style-name="ce200" table:formula="of:=CONCATENATE(DEC2HEX(([.V33]*2+[.W33])*8+[.X33];2);[.AA33];[.AM33])" office:value-type="string" office:string-value="199C0sss">
            <text:p>199C0sss</text:p>
          </table:table-cell>
          <table:table-cell table:style-name="ce212" office:value-type="string">
            <text:p>Xpressnet packet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table-cell table:style-name="ce2" office:value-type="string" table:number-columns-spanned="1" table:number-rows-spanned="2">
            <text:p>Ident</text:p>
          </table:table-cell>
          <table:table-cell table:style-name="ce23" office:value-type="string">
            <text:p>Simple Node Ident Info Request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3" table:number-columns-spanned="2" table:number-rows-spanned="1">
            <text:p>3</text:p>
          </table:table-cell>
          <table:covered-table-cell table:style-name="ce66"/>
          <table:table-cell table:style-name="ce66" office:value-type="float" office:value="15" table:number-columns-spanned="5" table:number-rows-spanned="1">
            <text:p>15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23"/>
          <table:table-cell table:style-name="ce110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28"/>
          <table:table-cell table:style-name="ce146" office:value-type="float" office:value="1">
            <text:p>1</text:p>
          </table:table-cell>
          <table:table-cell table:style-name="ce163" office:value-type="float" office:value="1">
            <text:p>1</text:p>
          </table:table-cell>
          <table:table-cell table:style-name="ce163" office:value-type="float" office:value="1" table:number-columns-spanned="3" table:number-rows-spanned="1">
            <text:p>1</text:p>
          </table:table-cell>
          <table:covered-table-cell table:style-name="ce163"/>
          <table:covered-table-cell table:style-name="ce163"/>
          <table:table-cell table:style-name="ce163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63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1"/>
          <table:table-cell table:style-name="ce199" table:formula="of:=CONCATENATE(DEC2HEX(([.V34]*2+[.W34])*8+[.X34];2);[.AA34];[.AM34])" office:value-type="string" office:string-value="19DE8sss">
            <text:p>19DE8sss</text:p>
          </table:table-cell>
          <table:table-cell table:style-name="ce211" office:value-type="string">
            <text:p>fddd</text:p>
          </table:table-cell>
          <table:table-cell table:number-columns-repeated="8"/>
          <table:table-cell table:style-name="ce216"/>
          <table:table-cell table:number-columns-repeated="962"/>
        </table:table-row>
        <table:table-row table:style-name="ro1">
          <table:covered-table-cell table:style-name="ce7"/>
          <table:table-cell table:style-name="ce20" office:value-type="string">
            <text:p><text:span text:style-name="T3">Simple Node Ident Info</text:span><text:span text:style-name="T4"> Reply</text:span>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" table:number-columns-spanned="2" table:number-rows-spanned="1">
            <text:p>2</text:p>
          </table:table-cell>
          <table:covered-table-cell table:style-name="ce68"/>
          <table:table-cell table:style-name="ce68" office:value-type="float" office:value="16" table:number-columns-spanned="5" table:number-rows-spanned="1">
            <text:p>16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spanned="2" table:number-rows-spanned="1"/>
          <table:covered-table-cell table:style-name="ce68"/>
          <table:table-cell table:style-name="ce20"/>
          <table:table-cell table:style-name="ce112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32"/>
          <table:table-cell table:style-name="ce143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1" table:number-columns-spanned="3" table:number-rows-spanned="1">
            <text:p>1</text:p>
          </table:table-cell>
          <table:covered-table-cell table:style-name="ce162"/>
          <table:covered-table-cell table:style-name="ce162"/>
          <table:table-cell table:style-name="ce162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162" office:value-type="string" table:number-columns-spanned="12" table:number-rows-spanned="1">
            <text:p>sss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59"/>
          <table:table-cell table:style-name="ce196" table:formula="of:=CONCATENATE(DEC2HEX(([.V35]*2+[.W35])*8+[.X35];2);[.AA35];[.AM35])" office:value-type="string" office:string-value="19A08sss">
            <text:p>19A08sss</text:p>
          </table:table-cell>
          <table:table-cell table:style-name="ce20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6">
            <text:p>Datagram</text:p>
          </table:table-cell>
          <table:table-cell table:style-name="ce26" office:value-type="string">
            <text:p>Datagram Content (one frame)</text:p>
          </table:table-cell>
          <table:table-cell table:style-name="ce4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 table:number-columns-spanned="2" table:number-rows-spanned="1">
            <text:p>3</text:p>
          </table:table-cell>
          <table:covered-table-cell table:style-name="ce69"/>
          <table:table-cell table:style-name="ce69" office:value-type="float" office:value="2" table:number-columns-spanned="5" table:number-rows-spanned="1">
            <text:p>2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spanned="2" table:number-rows-spanned="1"/>
          <table:covered-table-cell table:style-name="ce69"/>
          <table:table-cell table:style-name="ce26"/>
          <table:table-cell table:style-name="ce113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23"/>
          <table:table-cell table:style-name="ce144" office:value-type="float" office:value="1">
            <text:p>1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2" table:number-columns-spanned="3" table:number-rows-spanned="1">
            <text:p>2</text:p>
          </table:table-cell>
          <table:covered-table-cell table:style-name="ce157"/>
          <table:covered-table-cell table:style-name="ce157"/>
          <table:table-cell table:style-name="ce157" table:formula="of:=IF([.F36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157" office:value-type="string" table:number-columns-spanned="12" table:number-rows-spanned="1">
            <text:p>sss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61"/>
          <table:table-cell table:style-name="ce197" table:formula="of:=CONCATENATE(DEC2HEX(([.V36]*2+[.W36])*8+[.X36];2);[.AA36];[.AM36])" office:value-type="string" office:string-value="1Adddsss">
            <text:p>1Adddsss</text:p>
          </table:table-cell>
          <table:table-cell table:style-name="ce20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7" office:value-type="string">
            <text:p>Datagram Content (first frame)</text:p>
          </table:table-cell>
          <table:table-cell table:style-name="ce43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3" table:number-columns-spanned="2" table:number-rows-spanned="1">
            <text:p>3</text:p>
          </table:table-cell>
          <table:covered-table-cell table:style-name="ce64"/>
          <table:table-cell table:style-name="ce64" office:value-type="float" office:value="2" table:number-columns-spanned="5" table:number-rows-spanned="1">
            <text:p>2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64"/>
          <table:table-cell table:style-name="ce27"/>
          <table:table-cell table:style-name="ce116" table:formula="of:=DEC2HEX((((((((([.C37]*2+[.D37])*2+[.E37])*2+[.F37])*4+[.G37])*32+[.I37])*2+[.N37])*2+[.O37])*2+[.P37])*4+[.Q37];4)" office:value-type="string" office:string-value="1C48">
            <text:p>1C48</text:p>
          </table:table-cell>
          <table:table-cell table:style-name="ce133"/>
          <table:table-cell table:style-name="ce138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 table:number-columns-spanned="3" table:number-rows-spanned="1">
            <text:p>3</text:p>
          </table:table-cell>
          <table:covered-table-cell table:style-name="ce152"/>
          <table:covered-table-cell table:style-name="ce152"/>
          <table:table-cell table:style-name="ce152" table:formula="of:=IF([.F37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52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58"/>
          <table:table-cell table:style-name="ce192" table:formula="of:=CONCATENATE(DEC2HEX(([.V37]*2+[.W37])*8+[.X37];2);[.AA37];[.AM37])" office:value-type="string" office:string-value="1Bdddsss">
            <text:p>1Bdddsss</text:p>
          </table:table-cell>
          <table:table-cell table:style-name="ce21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8" office:value-type="string">
            <text:p>Datagram Content (middle frame)</text:p>
          </table:table-cell>
          <table:table-cell table:style-name="ce43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3" table:number-columns-spanned="2" table:number-rows-spanned="1">
            <text:p>3</text:p>
          </table:table-cell>
          <table:covered-table-cell table:style-name="ce64"/>
          <table:table-cell table:style-name="ce64" office:value-type="float" office:value="2" table:number-columns-spanned="5" table:number-rows-spanned="1">
            <text:p>2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64"/>
          <table:table-cell table:style-name="ce28"/>
          <table:table-cell table:style-name="ce116" table:formula="of:=DEC2HEX((((((((([.C38]*2+[.D38])*2+[.E38])*2+[.F38])*4+[.G38])*32+[.I38])*2+[.N38])*2+[.O38])*2+[.P38])*4+[.Q38];4)" office:value-type="string" office:string-value="1C48">
            <text:p>1C48</text:p>
          </table:table-cell>
          <table:table-cell table:style-name="ce124"/>
          <table:table-cell table:style-name="ce138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 table:number-columns-spanned="3" table:number-rows-spanned="1">
            <text:p>4</text:p>
          </table:table-cell>
          <table:covered-table-cell table:style-name="ce152"/>
          <table:covered-table-cell table:style-name="ce152"/>
          <table:table-cell table:style-name="ce152" table:formula="of:=IF([.F38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52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58"/>
          <table:table-cell table:style-name="ce192" table:formula="of:=CONCATENATE(DEC2HEX(([.V38]*2+[.W38])*8+[.X38];2);[.AA38];[.AM38])" office:value-type="string" office:string-value="1Cdddsss">
            <text:p>1Cdddsss</text:p>
          </table:table-cell>
          <table:table-cell table:style-name="ce21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8" office:value-type="string">
            <text:p>Datagram Content (last frame)</text:p>
          </table:table-cell>
          <table:table-cell table:style-name="ce43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3" table:number-columns-spanned="2" table:number-rows-spanned="1">
            <text:p>3</text:p>
          </table:table-cell>
          <table:covered-table-cell table:style-name="ce64"/>
          <table:table-cell table:style-name="ce64" office:value-type="float" office:value="2" table:number-columns-spanned="5" table:number-rows-spanned="1">
            <text:p>2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64"/>
          <table:table-cell table:style-name="ce28"/>
          <table:table-cell table:style-name="ce116" table:formula="of:=DEC2HEX((((((((([.C39]*2+[.D39])*2+[.E39])*2+[.F39])*4+[.G39])*32+[.I39])*2+[.N39])*2+[.O39])*2+[.P39])*4+[.Q39];4)" office:value-type="string" office:string-value="1C48">
            <text:p>1C48</text:p>
          </table:table-cell>
          <table:table-cell table:style-name="ce124"/>
          <table:table-cell table:style-name="ce138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 table:number-columns-spanned="3" table:number-rows-spanned="1">
            <text:p>5</text:p>
          </table:table-cell>
          <table:covered-table-cell table:style-name="ce152"/>
          <table:covered-table-cell table:style-name="ce152"/>
          <table:table-cell table:style-name="ce152" table:formula="of:=IF([.F39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52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58"/>
          <table:table-cell table:style-name="ce192" table:formula="of:=CONCATENATE(DEC2HEX(([.V39]*2+[.W39])*8+[.X39];2);[.AA39];[.AM39])" office:value-type="string" office:string-value="1Ddddsss">
            <text:p>1Ddddsss</text:p>
          </table:table-cell>
          <table:table-cell table:style-name="ce21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8" office:value-type="string">
            <text:p>Datagram Received OK</text:p>
          </table:table-cell>
          <table:table-cell table:style-name="ce43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 table:style-name="ce64" office:value-type="float" office:value="17" table:number-columns-spanned="5" table:number-rows-spanned="1">
            <text:p>17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>
            <draw:line table:end-cell-address="Header.T50" table:end-x="0.009cm" table:end-y="0.39cm" draw:z-index="7" draw:style-name="gr1" draw:text-style-name="P1" svg:x1="1.079cm" svg:y1="0.044cm" svg:x2="0.248cm" svg:y2="4.326cm">
              <text:p/>
            </draw:line>
          </table:table-cell>
          <table:covered-table-cell table:style-name="ce64"/>
          <table:table-cell table:style-name="ce28"/>
          <table:table-cell table:style-name="ce116" table:formula="of:=DEC2HEX((((((((([.C40]*2+[.D40])*2+[.E40])*2+[.F40])*4+[.G40])*32+[.I40])*2+[.N40])*2+[.O40])*2+[.P40])*4+[.Q40];4)" office:value-type="string" office:string-value="0A28">
            <text:p>0A28</text:p>
          </table:table-cell>
          <table:table-cell table:style-name="ce124"/>
          <table:table-cell table:style-name="ce138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" table:number-columns-spanned="3" table:number-rows-spanned="1">
            <text:p>1</text:p>
          </table:table-cell>
          <table:covered-table-cell table:style-name="ce152"/>
          <table:covered-table-cell table:style-name="ce152"/>
          <table:table-cell table:style-name="ce152" table:formula="of:=IF([.F40]=1;&quot;ddd&quot;;DEC2HEX((((((([.G40]*32+[.I40])*2+[.N40])*2+[.O40])*2+[.P40])*4+[.Q40]));3))" office:value-type="string" office:string-value="A28" table:number-columns-spanned="12" table:number-rows-spanned="1">
            <text:p>A28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52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58"/>
          <table:table-cell table:style-name="ce192" table:formula="of:=CONCATENATE(DEC2HEX(([.V40]*2+[.W40])*8+[.X40];2);[.AA40];[.AM40])" office:value-type="string" office:string-value="19A28sss">
            <text:p>19A28sss</text:p>
          </table:table-cell>
          <table:table-cell table:style-name="ce214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9" office:value-type="string">
            <text:p>Datagram Rejected</text:p>
          </table:table-cell>
          <table:table-cell table:style-name="ce4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2" table:number-columns-spanned="2" table:number-rows-spanned="1">
            <text:p>2</text:p>
          </table:table-cell>
          <table:covered-table-cell table:style-name="ce70"/>
          <table:table-cell table:style-name="ce70" office:value-type="float" office:value="18" table:number-columns-spanned="5" table:number-rows-spanned="1">
            <text:p>18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table:number-columns-spanned="2" table:number-rows-spanned="1"/>
          <table:covered-table-cell table:style-name="ce70"/>
          <table:table-cell table:style-name="ce29"/>
          <table:table-cell table:style-name="ce114" table:formula="of:=DEC2HEX((((((((([.C41]*2+[.D41])*2+[.E41])*2+[.F41])*4+[.G41])*32+[.I41])*2+[.N41])*2+[.O41])*2+[.P41])*4+[.Q41];4)" office:value-type="string" office:string-value="0A48">
            <text:p>0A48</text:p>
          </table:table-cell>
          <table:table-cell table:style-name="ce134"/>
          <table:table-cell table:style-name="ce145" office:value-type="float" office:value="1">
            <text:p>1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" table:number-columns-spanned="3" table:number-rows-spanned="1">
            <text:p>1</text:p>
          </table:table-cell>
          <table:covered-table-cell table:style-name="ce153"/>
          <table:covered-table-cell table:style-name="ce153"/>
          <table:table-cell table:style-name="ce153" table:formula="of:=IF([.F41]=1;&quot;ddd&quot;;DEC2HEX((((((([.G41]*32+[.I41])*2+[.N41])*2+[.O41])*2+[.P41])*4+[.Q41]));3))" office:value-type="string" office:string-value="A48" table:number-columns-spanned="12" table:number-rows-spanned="1">
            <text:p>A48</text:p>
          </table:table-cell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table-cell table:style-name="ce153" office:value-type="string" table:number-columns-spanned="12" table:number-rows-spanned="1">
            <text:p>sss</text:p>
          </table:table-cell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table-cell table:style-name="ce59"/>
          <table:table-cell table:style-name="ce198" table:formula="of:=CONCATENATE(DEC2HEX(([.V41]*2+[.W41])*8+[.X41];2);[.AA41];[.AM41])" office:value-type="string" office:string-value="19A48sss">
            <text:p>19A48sss</text:p>
          </table:table-cell>
          <table:table-cell table:style-name="ce210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5">
            <text:p>Stream</text:p>
          </table:table-cell>
          <table:table-cell table:style-name="ce17" office:value-type="string">
            <text:p>Stream Initiate Request</text:p>
          </table:table-cell>
          <table:table-cell table:style-name="ce4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3" table:number-columns-spanned="2" table:number-rows-spanned="1">
            <text:p>3</text:p>
          </table:table-cell>
          <table:covered-table-cell table:style-name="ce66"/>
          <table:table-cell table:style-name="ce66" office:value-type="float" office:value="6" table:number-columns-spanned="5" table:number-rows-spanned="1">
            <text:p>6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spanned="2" table:number-rows-spanned="1"/>
          <table:covered-table-cell table:style-name="ce66"/>
          <table:table-cell table:style-name="ce17"/>
          <table:table-cell table:style-name="ce110" table:formula="of:=DEC2HEX((((((((([.C42]*2+[.D42])*2+[.E42])*2+[.F42])*4+[.G42])*32+[.I42])*2+[.N42])*2+[.O42])*2+[.P42])*4+[.Q42];4)" office:value-type="string" office:string-value="0CC8">
            <text:p>0CC8</text:p>
          </table:table-cell>
          <table:table-cell table:style-name="ce123"/>
          <table:table-cell table:style-name="ce146" office:value-type="float" office:value="1">
            <text:p>1</text:p>
          </table:table-cell>
          <table:table-cell table:style-name="ce163" office:value-type="float" office:value="1">
            <text:p>1</text:p>
          </table:table-cell>
          <table:table-cell table:style-name="ce163" office:value-type="float" office:value="1" table:number-columns-spanned="3" table:number-rows-spanned="1">
            <text:p>1</text:p>
          </table:table-cell>
          <table:covered-table-cell table:style-name="ce163"/>
          <table:covered-table-cell table:style-name="ce163"/>
          <table:table-cell table:style-name="ce163" table:formula="of:=IF([.F42]=1;&quot;ddd&quot;;DEC2HEX((((((([.G42]*32+[.I42])*2+[.N42])*2+[.O42])*2+[.P42])*4+[.Q42]));3))" office:value-type="string" office:string-value="CC8" table:number-columns-spanned="12" table:number-rows-spanned="1">
            <text:p>CC8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163" office:value-type="string" table:number-columns-spanned="12" table:number-rows-spanned="1">
            <text:p>sss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61"/>
          <table:table-cell table:style-name="ce199" table:formula="of:=CONCATENATE(DEC2HEX(([.V42]*2+[.W42])*8+[.X42];2);[.AA42];[.AM42])" office:value-type="string" office:string-value="19CC8sss">
            <text:p>19CC8sss</text:p>
          </table:table-cell>
          <table:table-cell table:style-name="ce211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8" office:value-type="string">
            <office:annotation draw:style-name="gr7" draw:text-style-name="P2" svg:width="5.544cm" svg:height="0.991cm" svg:x="7.622cm" svg:y="18.096cm" draw:caption-point-x="-0.61cm" draw:caption-point-y="1.532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3" table:number-columns-spanned="5" table:number-rows-spanned="1">
            <text:p>3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8"/>
          <table:table-cell table:style-name="ce111" table:formula="of:=DEC2HEX((((((((([.C43]*2+[.D43])*2+[.E43])*2+[.F43])*4+[.G43])*32+[.I43])*2+[.N43])*2+[.O43])*2+[.P43])*4+[.Q43];4)" office:value-type="string" office:string-value="0868">
            <text:p>0868</text:p>
          </table:table-cell>
          <table:table-cell table:style-name="ce124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43]=1;&quot;ddd&quot;;DEC2HEX((((((([.G43]*32+[.I43])*2+[.N43])*2+[.O43])*2+[.P43])*4+[.Q43]));3))" office:value-type="string" office:string-value="868" table:number-columns-spanned="12" table:number-rows-spanned="1">
            <text:p>86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43]*2+[.W43])*8+[.X43];2);[.AA43];[.AM43])" office:value-type="string" office:string-value="19868sss">
            <text:p>19868sss</text:p>
          </table:table-cell>
          <table:table-cell table:style-name="ce20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8" office:value-type="string">
            <text:p>Stream Data Sen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3" table:number-columns-spanned="2" table:number-rows-spanned="1">
            <text:p>3</text:p>
          </table:table-cell>
          <table:covered-table-cell table:style-name="ce67"/>
          <table:table-cell table:style-name="ce67" office:value-type="float" office:value="28" table:number-columns-spanned="5" table:number-rows-spanned="1">
            <text:p>28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8"/>
          <table:table-cell table:style-name="ce111" table:formula="of:=DEC2HEX((((((((([.C44]*2+[.D44])*2+[.E44])*2+[.F44])*4+[.G44])*32+[.I44])*2+[.N44])*2+[.O44])*2+[.P44])*4+[.Q44];4)" office:value-type="string" office:string-value="1F88">
            <text:p>1F88</text:p>
          </table:table-cell>
          <table:table-cell table:style-name="ce124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7" table:number-columns-spanned="3" table:number-rows-spanned="1">
            <text:p>7</text:p>
          </table:table-cell>
          <table:covered-table-cell table:style-name="ce161"/>
          <table:covered-table-cell table:style-name="ce161"/>
          <table:table-cell table:style-name="ce161" table:formula="of:=IF([.F44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44]*2+[.W44])*8+[.X44];2);[.AA44];[.AM44])" office:value-type="string" office:string-value="1Fdddsss">
            <text:p>1Fdddsss</text:p>
          </table:table-cell>
          <table:table-cell table:style-name="ce207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6"/>
          <table:table-cell table:style-name="ce18" office:value-type="string">
            <office:annotation draw:style-name="gr7" draw:text-style-name="P2" svg:width="4.901cm" svg:height="0.991cm" svg:x="7.622cm" svg:y="18.925cm" draw:caption-point-x="-0.61cm" draw:caption-point-y="1.532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 table:number-columns-spanned="2" table:number-rows-spanned="1">
            <text:p>2</text:p>
          </table:table-cell>
          <table:covered-table-cell table:style-name="ce67"/>
          <table:table-cell table:style-name="ce67" office:value-type="float" office:value="4" table:number-columns-spanned="5" table:number-rows-spanned="1">
            <text:p>4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spanned="2" table:number-rows-spanned="1"/>
          <table:covered-table-cell table:style-name="ce67"/>
          <table:table-cell table:style-name="ce18"/>
          <table:table-cell table:style-name="ce111" table:formula="of:=DEC2HEX((((((((([.C45]*2+[.D45])*2+[.E45])*2+[.F45])*4+[.G45])*32+[.I45])*2+[.N45])*2+[.O45])*2+[.P45])*4+[.Q45];4)" office:value-type="string" office:string-value="0888">
            <text:p>0888</text:p>
          </table:table-cell>
          <table:table-cell table:style-name="ce124"/>
          <table:table-cell table:style-name="ce142" office:value-type="float" office:value="1">
            <text:p>1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 table:number-columns-spanned="3" table:number-rows-spanned="1">
            <text:p>1</text:p>
          </table:table-cell>
          <table:covered-table-cell table:style-name="ce161"/>
          <table:covered-table-cell table:style-name="ce161"/>
          <table:table-cell table:style-name="ce161" table:formula="of:=IF([.F45]=1;&quot;ddd&quot;;DEC2HEX((((((([.G45]*32+[.I45])*2+[.N45])*2+[.O45])*2+[.P45])*4+[.Q45]));3))" office:value-type="string" office:string-value="888" table:number-columns-spanned="12" table:number-rows-spanned="1">
            <text:p>888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161" office:value-type="string" table:number-columns-spanned="12" table:number-rows-spanned="1">
            <text:p>ss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58"/>
          <table:table-cell table:style-name="ce195" table:formula="of:=CONCATENATE(DEC2HEX(([.V45]*2+[.W45])*8+[.X45];2);[.AA45];[.AM45])" office:value-type="string" office:string-value="19888sss">
            <text:p>19888sss</text:p>
            <draw:ellipse table:end-cell-address="Header.BA47" table:end-x="0.679cm" table:end-y="0.056cm" draw:z-index="11" draw:style-name="gr2" draw:text-style-name="P1" svg:width="0.775cm" svg:height="0.483cm" svg:x="1.956cm" svg:y="0.403cm">
              <text:p/>
            </draw:ellipse>
          </table:table-cell>
          <table:table-cell table:style-name="ce207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Stream Data Complete</text:p>
          </table:table-cell>
          <table:table-cell table:style-name="ce4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" table:number-columns-spanned="2" table:number-rows-spanned="1">
            <text:p>2</text:p>
          </table:table-cell>
          <table:covered-table-cell table:style-name="ce68"/>
          <table:table-cell table:style-name="ce68" office:value-type="float" office:value="5" table:number-columns-spanned="5" table:number-rows-spanned="1">
            <text:p>5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spanned="2" table:number-rows-spanned="1"/>
          <table:covered-table-cell table:style-name="ce68"/>
          <table:table-cell table:style-name="ce30"/>
          <table:table-cell table:style-name="ce112" table:formula="of:=DEC2HEX((((((((([.C46]*2+[.D46])*2+[.E46])*2+[.F46])*4+[.G46])*32+[.I46])*2+[.N46])*2+[.O46])*2+[.P46])*4+[.Q46];4)" office:value-type="string" office:string-value="08A8">
            <text:p>08A8</text:p>
          </table:table-cell>
          <table:table-cell table:style-name="ce134"/>
          <table:table-cell table:style-name="ce143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1" table:number-columns-spanned="3" table:number-rows-spanned="1">
            <text:p>1</text:p>
          </table:table-cell>
          <table:covered-table-cell table:style-name="ce162"/>
          <table:covered-table-cell table:style-name="ce162"/>
          <table:table-cell table:style-name="ce162" table:formula="of:=IF([.F46]=1;&quot;ddd&quot;;DEC2HEX((((((([.G46]*32+[.I46])*2+[.N46])*2+[.O46])*2+[.P46])*4+[.Q46]));3))" office:value-type="string" office:string-value="8A8" table:number-columns-spanned="12" table:number-rows-spanned="1">
            <text:p>8A8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162" office:value-type="string" table:number-columns-spanned="12" table:number-rows-spanned="1">
            <text:p>sss</text:p>
          </table:table-cell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covered-table-cell table:style-name="ce170"/>
          <table:table-cell table:style-name="ce59"/>
          <table:table-cell table:style-name="ce196" table:formula="of:=CONCATENATE(DEC2HEX(([.V46]*2+[.W46])*8+[.X46];2);[.AA46];[.AM46])" office:value-type="string" office:string-value="198A8sss">
            <text:p>198A8sss</text:p>
          </table:table-cell>
          <table:table-cell table:style-name="ce208" office:value-type="string">
            <text:p>fddd, srcSID, dstSID, { len }</text:p>
          </table:table-cell>
          <table:table-cell table:number-columns-repeated="971"/>
        </table:table-row>
        <table:table-row table:style-name="ro3">
          <table:table-cell table:style-name="ce8"/>
          <table:table-cell table:style-name="ce31"/>
          <table:table-cell table:style-name="ce51"/>
          <table:table-cell table:style-name="ce72" table:number-columns-repeated="3"/>
          <table:table-cell table:style-name="ce72" table:number-columns-spanned="2" table:number-rows-spanned="1"/>
          <table:covered-table-cell table:style-name="ce72"/>
          <table:table-cell table:style-name="ce72" table:number-columns-spanned="5" table:number-rows-spanned="1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72" table:number-columns-repeated="3"/>
          <table:table-cell table:style-name="ce72" table:number-columns-spanned="2" table:number-rows-spanned="1"/>
          <table:covered-table-cell table:style-name="ce72"/>
          <table:table-cell table:style-name="ce100"/>
          <table:table-cell table:style-name="ce117"/>
          <table:table-cell table:style-name="ce28"/>
          <table:table-cell table:style-name="ce148"/>
          <table:table-cell table:style-name="ce165"/>
          <table:table-cell table:style-name="ce165" table:number-columns-spanned="3" table:number-rows-spanned="1"/>
          <table:covered-table-cell table:style-name="ce165"/>
          <table:covered-table-cell table:style-name="ce165"/>
          <table:table-cell table:style-name="ce165" table:number-columns-spanned="12" table:number-rows-spanned="1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table-cell table:style-name="ce165" table:number-columns-spanned="12" table:number-rows-spanned="1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covered-table-cell table:style-name="ce174"/>
          <table:table-cell table:style-name="ce190"/>
          <table:table-cell table:style-name="ce201">
            <draw:line table:end-cell-address="Header.BA48" table:end-x="0.092cm" table:end-y="0.386cm" draw:z-index="0" draw:style-name="gr3" draw:text-style-name="P1" svg:x1="1.78cm" svg:y1="0.59cm" svg:x2="2.144cm" svg:y2="0.016cm">
              <text:p/>
            </draw:line>
          </table:table-cell>
          <table:table-cell table:style-name="ce215"/>
          <table:table-cell table:number-columns-repeated="971"/>
        </table:table-row>
        <table:table-row table:style-name="ro1">
          <table:table-cell table:number-columns-repeated="19"/>
          <table:table-cell table:style-name="ce13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number-columns-repeated="2"/>
          <table:table-cell>
            <draw:custom-shape table:end-cell-address="Header.C68" table:end-x="0.35cm" table:end-y="0.018cm" draw:z-index="4" draw:style-name="gr4" draw:text-style-name="P1" svg:width="0.343cm" svg:height="7.848cm" draw:transform="rotate (1.5707963267946) translate (0.007cm 0.05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.G51" table:end-x="0.434cm" table:end-y="0.223cm" draw:z-index="10" draw:style-name="gr5" draw:text-style-name="P1" svg:x1="0.866cm" svg:y1="0.364cm" svg:x2="0.022cm" svg:y2="1.053cm">
              <text:p/>
            </draw:line>
          </table:table-cell>
          <table:table-cell>
            <draw:custom-shape table:end-cell-address="Header.G51" table:end-x="0.314cm" table:end-y="0.263cm" draw:z-index="9" draw:style-name="gr4" draw:text-style-name="P1" svg:width="0.253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.L58" table:end-x="0.004cm" table:end-y="0.102cm" draw:z-index="6" draw:style-name="gr5" draw:text-style-name="P1" svg:x1="0.436cm" svg:y1="0.111cm" svg:x2="0.095cm" svg:y2="3.835cm">
              <text:p/>
            </draw:line>
          </table:table-cell>
          <table:table-cell table:number-columns-repeated="8"/>
          <table:table-cell table:style-name="ce13"/>
          <table:table-cell/>
          <table:table-cell>
            <draw:custom-shape table:end-cell-address="Header.W77" table:end-x="0.144cm" table:end-y="0.119cm" draw:z-index="1" draw:style-name="gr4" draw:text-style-name="P1" svg:width="0.342cm" svg:height="11.693cm" draw:transform="rotate (1.5707963267946) translate (0.213cm 0.03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.AK53" table:end-x="0.406cm" table:end-y="0.405cm" draw:z-index="3" draw:style-name="gr5" draw:text-style-name="P1" svg:x1="0.315cm" svg:y1="0.087cm" svg:x2="0.817cm" svg:y2="2.064cm">
              <text:p/>
            </draw:line>
          </table:table-cell>
          <table:table-cell table:number-columns-repeated="10"/>
          <table:table-cell table:style-name="ce183" office:value-type="string" table:number-columns-spanned="4" table:number-rows-spanned="1">
            <text:p>f = Flags</text:p>
          </table:table-cell>
          <table:covered-table-cell table:style-name="ce150"/>
          <table:covered-table-cell table:style-name="ce150"/>
          <table:covered-table-cell table:style-name="ce150"/>
          <table:table-cell table:style-name="ce76"/>
          <table:table-cell table:style-name="ce180" office:value-type="string">
            <text:p>Frame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3"/>
          <table:table-cell table:number-columns-repeated="6"/>
          <table:table-cell table:style-name="Default"/>
          <table:table-cell table:number-columns-repeated="19"/>
          <table:table-cell table:style-name="ce138" office:value-type="string">
            <text:p>r</text:p>
          </table:table-cell>
          <table:table-cell table:style-name="ce152" office:value-type="string">
            <text:p>r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0">
            <text:p>0</text:p>
          </table:table-cell>
          <table:table-cell table:style-name="ce58"/>
          <table:table-cell table:style-name="ce177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ce92" office:value-type="string" table:number-columns-spanned="15" table:number-rows-spanned="1">
            <text:p>Red means this value is identical to another line.</text:p>
          </table:table-cell>
          <table:covered-table-cell table:number-columns-repeated="2"/>
          <table:covered-table-cell table:style-name="ce13"/>
          <table:covered-table-cell table:number-columns-repeated="6"/>
          <table:covered-table-cell table:style-name="Default"/>
          <table:covered-table-cell table:number-columns-repeated="4"/>
          <table:table-cell table:number-columns-repeated="15"/>
          <table:table-cell table:style-name="ce138" office:value-type="string">
            <text:p>r</text:p>
          </table:table-cell>
          <table:table-cell table:style-name="ce152" office:value-type="string">
            <text:p>r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58"/>
          <table:table-cell table:style-name="ce177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.B71" table:end-x="0.234cm" table:end-y="0.396cm" draw:z-index="8" draw:style-name="gr4" draw:text-style-name="P1" svg:width="0.352cm" svg:height="8.117cm" draw:transform="rotate (1.5707963267946) translate (1.551cm 0.1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32" office:value-type="string">
            <text:p>Priority Classes</text:p>
          </table:table-cell>
          <table:table-cell table:number-columns-repeated="17"/>
          <table:table-cell table:style-name="ce13"/>
          <table:table-cell table:number-columns-repeated="6"/>
          <table:table-cell table:style-name="Default"/>
          <table:table-cell table:number-columns-repeated="3"/>
          <table:table-cell table:style-name="ce175"/>
          <table:table-cell table:number-columns-repeated="15"/>
          <table:table-cell table:style-name="ce138" office:value-type="string">
            <text:p>r</text:p>
          </table:table-cell>
          <table:table-cell table:style-name="ce152" office:value-type="string">
            <text:p>r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58"/>
          <table:table-cell table:style-name="ce177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33" office:value-type="string" table:number-columns-spanned="4" table:number-rows-spanned="1">
            <text:p><text:s/>Description</text:p>
          </table:table-cell>
          <table:covered-table-cell table:style-name="ce52"/>
          <table:covered-table-cell table:style-name="ce52"/>
          <table:covered-table-cell table:style-name="ce52"/>
          <table:table-cell table:style-name="ce37" office:value-type="string" table:number-columns-spanned="3" table:number-rows-spanned="1">
            <text:p>Priority</text:p>
          </table:table-cell>
          <table:covered-table-cell table:style-name="ce76"/>
          <table:covered-table-cell table:style-name="ce37"/>
          <table:table-cell table:style-name="Default" table:number-columns-repeated="6"/>
          <table:table-cell/>
          <table:table-cell table:style-name="Default"/>
          <table:table-cell table:number-columns-repeated="3"/>
          <table:table-cell table:style-name="ce13"/>
          <table:table-cell table:number-columns-repeated="6"/>
          <table:table-cell table:style-name="Default"/>
          <table:table-cell table:number-columns-repeated="19"/>
          <table:table-cell table:style-name="ce145" office:value-type="string">
            <text:p>r</text:p>
          </table:table-cell>
          <table:table-cell table:style-name="ce153" office:value-type="string">
            <text:p>r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">
            <text:p>1</text:p>
          </table:table-cell>
          <table:table-cell table:style-name="ce59"/>
          <table:table-cell table:style-name="ce178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34" office:value-type="string" table:number-columns-spanned="4" table:number-rows-spanned="1">
            <text:p><text:s/>Initialization; Error handling</text:p>
          </table:table-cell>
          <table:covered-table-cell table:style-name="ce53"/>
          <table:covered-table-cell table:style-name="ce53"/>
          <table:covered-table-cell table:style-name="ce53"/>
          <table:table-cell table:style-name="ce73" office:value-type="float" office:value="0" table:number-columns-spanned="3" table:number-rows-spanned="1">
            <text:p>0</text:p>
          </table:table-cell>
          <table:covered-table-cell table:style-name="ce77"/>
          <table:covered-table-cell table:style-name="ce82"/>
          <table:table-cell table:style-name="Default" table:number-columns-repeated="6"/>
          <table:table-cell/>
          <table:table-cell table:style-name="Default" table:number-columns-repeated="35"/>
          <table:table-cell table:number-columns-repeated="974"/>
        </table:table-row>
        <table:table-row table:style-name="ro1">
          <table:table-cell table:style-name="Default"/>
          <table:table-cell table:style-name="ce35" office:value-type="string" table:number-columns-spanned="4" table:number-rows-spanned="1">
            <text:p><text:s/>Event transfer; Operation responses</text:p>
          </table:table-cell>
          <table:covered-table-cell table:style-name="ce54"/>
          <table:covered-table-cell table:style-name="ce54"/>
          <table:covered-table-cell table:style-name="ce54"/>
          <table:table-cell table:style-name="ce74" office:value-type="float" office:value="1" table:number-columns-spanned="3" table:number-rows-spanned="1">
            <text:p>1</text:p>
          </table:table-cell>
          <table:covered-table-cell table:style-name="ce78"/>
          <table:covered-table-cell table:style-name="ce83"/>
          <table:table-cell table:style-name="Default" table:number-columns-repeated="6"/>
          <table:table-cell>
            <draw:custom-shape table:end-cell-address="Header.Q90" table:end-x="0.088cm" table:end-y="0.26cm" draw:z-index="2" draw:style-name="gr4" draw:text-style-name="P1" svg:width="0.582cm" svg:height="14.517cm" draw:transform="rotate (1.5707963267946) translate (0.371cm 0.2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32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35" office:value-type="string" table:number-columns-spanned="4" table:number-rows-spanned="1">
            <text:p><text:s/>Operation requests; Bulk data transfer responses</text:p>
          </table:table-cell>
          <table:covered-table-cell table:style-name="ce54"/>
          <table:covered-table-cell table:style-name="ce54"/>
          <table:covered-table-cell table:style-name="ce54"/>
          <table:table-cell table:style-name="ce74" office:value-type="float" office:value="2" table:number-columns-spanned="3" table:number-rows-spanned="1">
            <text:p>2</text:p>
          </table:table-cell>
          <table:covered-table-cell table:style-name="ce78"/>
          <table:covered-table-cell table:style-name="ce83"/>
          <table:table-cell table:style-name="Default" table:number-columns-repeated="6"/>
          <table:table-cell/>
          <table:table-cell table:style-name="ce33" office:value-type="string" table:number-columns-spanned="5" table:number-rows-spanned="1">
            <text:p><text:s/>Title</text:p>
          </table:table-cell>
          <table:covered-table-cell table:style-name="ce52"/>
          <table:covered-table-cell table:style-name="ce52"/>
          <table:covered-table-cell table:style-name="ce101"/>
          <table:covered-table-cell table:style-name="ce101"/>
          <table:table-cell table:style-name="ce135"/>
          <table:table-cell table:style-name="ce150" office:value-type="string">
            <text:p>R</text:p>
          </table:table-cell>
          <table:table-cell table:style-name="ce150" office:value-type="string">
            <text:p>R</text:p>
          </table:table-cell>
          <table:table-cell table:style-name="ce150" office:value-type="string" table:number-columns-spanned="3" table:number-rows-spanned="1">
            <text:p>Type</text:p>
          </table:table-cell>
          <table:covered-table-cell table:style-name="ce150"/>
          <table:covered-table-cell table:style-name="ce150"/>
          <table:table-cell table:style-name="ce150" office:value-type="string" table:number-columns-spanned="12" table:number-rows-spanned="1">
            <text:p>Variable Part (binary)</text:p>
          </table:table-cell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table-cell table:style-name="ce180" office:value-type="string" table:number-columns-spanned="12" table:number-rows-spanned="1">
            <text:p>Source-alias (hex)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64"/>
          <table:covered-table-cell table:style-name="ce184"/>
          <table:table-cell table:number-columns-repeated="974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<text:s/>Bulk data transfer requests</text:p>
          </table:table-cell>
          <table:covered-table-cell table:style-name="ce55"/>
          <table:covered-table-cell table:style-name="ce55"/>
          <table:covered-table-cell table:style-name="ce55"/>
          <table:table-cell table:style-name="ce75" office:value-type="float" office:value="3" table:number-columns-spanned="3" table:number-rows-spanned="1">
            <text:p>3</text:p>
          </table:table-cell>
          <table:covered-table-cell table:style-name="ce79"/>
          <table:covered-table-cell table:style-name="ce84"/>
          <table:table-cell table:style-name="Default" table:number-columns-repeated="6"/>
          <table:table-cell/>
          <table:table-cell table:style-name="ce89" office:value-type="string" table:number-columns-spanned="5" table:number-rows-spanned="1">
            <text:p><text:s/>Reserved</text:p>
          </table:table-cell>
          <table:covered-table-cell table:style-name="ce93"/>
          <table:covered-table-cell table:style-name="ce93"/>
          <table:covered-table-cell table:style-name="ce102"/>
          <table:covered-table-cell table:style-name="ce102"/>
          <table:table-cell table:style-name="ce136"/>
          <table:table-cell table:style-name="ce151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0" table:number-columns-spanned="3" table:number-rows-spanned="1">
            <text:p>0</text:p>
          </table:table-cell>
          <table:covered-table-cell table:style-name="ce151"/>
          <table:covered-table-cell table:style-name="ce151"/>
          <table:table-cell table:style-name="ce151" office:value-type="string" table:number-columns-spanned="12" table:number-rows-spanned="1">
            <text:p>0bxxxx xxxx xxxx</text:p>
          </table:table-cell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covered-table-cell table:style-name="ce151"/>
          <table:table-cell table:style-name="ce181" office:value-type="string" table:number-columns-spanned="12" table:number-rows-spanned="1">
            <text:p>sss</text:p>
          </table:table-cell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5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90" office:value-type="string" table:number-columns-spanned="5" table:number-rows-spanned="1">
            <text:p><text:s/>Global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" table:number-columns-spanned="3" table:number-rows-spanned="1">
            <text:p>1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mmmm mmmm <text:span text:style-name="T5">0</text:span>mmm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9" office:value-type="string" table:number-columns-spanned="2" table:number-rows-spanned="1">
            <text:p>Bit Descriptions</text:p>
            <draw:custom-shape table:end-cell-address="Header.A88" table:end-x="0.416cm" table:end-y="0.411cm" draw:z-index="5" draw:style-name="gr4" draw:text-style-name="P1" svg:width="0.415cm" svg:height="12.316cm" draw:transform="rotate (1.5707963267946) translate (0.001cm 0.122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90" office:value-type="string" table:number-columns-spanned="5" table:number-rows-spanned="1">
            <text:p><text:s/>Addressed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" table:number-columns-spanned="3" table:number-rows-spanned="1">
            <text:p>1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mmmm mmmm <text:span text:style-name="T5">1</text:span>mmm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37" office:value-type="string" table:number-columns-spanned="13" table:number-rows-spanned="1">
            <text:p>Description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87"/>
          <table:table-cell/>
          <table:table-cell table:style-name="ce90" office:value-type="string" table:number-columns-spanned="5" table:number-rows-spanned="1">
            <text:p><text:s/>Datagram Only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 table:number-columns-spanned="3" table:number-rows-spanned="1">
            <text:p>2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dddd dddd d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10" office:value-type="string">
            <text:p>14-15</text:p>
          </table:table-cell>
          <table:table-cell table:style-name="ce38" office:value-type="string" table:number-columns-spanned="13" table:number-rows-spanned="1">
            <text:p>Reserved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88"/>
          <table:table-cell/>
          <table:table-cell table:style-name="ce90" office:value-type="string" table:number-columns-spanned="5" table:number-rows-spanned="1">
            <text:p><text:s/>Datagram First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 table:number-columns-spanned="3" table:number-rows-spanned="1">
            <text:p>3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dddd dddd d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38" office:value-type="string" table:number-columns-spanned="13" table:number-rows-spanned="1">
            <text:p>Special – Operationally special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/>
          <table:table-cell table:style-name="ce90" office:value-type="string" table:number-columns-spanned="5" table:number-rows-spanned="1">
            <text:p><text:s/>Datagram Middle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 table:number-columns-spanned="3" table:number-rows-spanned="1">
            <text:p>4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dddd dddd d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38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/>
          <table:table-cell table:style-name="ce90" office:value-type="string" table:number-columns-spanned="5" table:number-rows-spanned="1">
            <text:p><text:s/>Datagram Last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 table:number-columns-spanned="3" table:number-rows-spanned="1">
            <text:p>5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dddd dddd dddd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11" office:value-type="string">
            <text:p>10-11</text:p>
          </table:table-cell>
          <table:table-cell table:style-name="ce38" office:value-type="string" table:number-columns-spanned="13" table:number-rows-spanned="1">
            <text:p>Priority – indicates gross priority of message. <text:s/>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60"/>
          <table:table-cell table:style-name="ce90" office:value-type="string" table:number-columns-spanned="5" table:number-rows-spanned="1">
            <text:p><text:s/>Reserved</text:p>
          </table:table-cell>
          <table:covered-table-cell table:style-name="ce94"/>
          <table:covered-table-cell table:style-name="ce94"/>
          <table:covered-table-cell table:style-name="ce103"/>
          <table:covered-table-cell table:style-name="ce103"/>
          <table:table-cell table:style-name="ce97"/>
          <table:table-cell table:style-name="ce152" office:value-type="float" office:value="1">
            <text:p>1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6" table:number-columns-spanned="3" table:number-rows-spanned="1">
            <text:p>6</text:p>
          </table:table-cell>
          <table:covered-table-cell table:style-name="ce152"/>
          <table:covered-table-cell table:style-name="ce152"/>
          <table:table-cell table:style-name="ce152" office:value-type="string" table:number-columns-spanned="12" table:number-rows-spanned="1">
            <text:p>0bxxxx xxxx xxxx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177" office:value-type="string" table:number-columns-spanned="12" table:number-rows-spanned="1">
            <text:p>sss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number-columns-repeated="974"/>
        </table:table-row>
        <table:table-row table:style-name="ro1">
          <table:table-cell table:style-name="ce11" office:value-type="string">
            <text:p>5-9</text:p>
          </table:table-cell>
          <table:table-cell table:style-name="ce38" office:value-type="string" table:number-columns-spanned="13" table:number-rows-spanned="1">
            <text:p>Type within priority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60"/>
          <table:table-cell table:style-name="ce91" office:value-type="string" table:number-columns-spanned="5" table:number-rows-spanned="1">
            <text:p><text:s/>Stream</text:p>
          </table:table-cell>
          <table:covered-table-cell table:style-name="ce95"/>
          <table:covered-table-cell table:style-name="ce95"/>
          <table:covered-table-cell table:style-name="ce104"/>
          <table:covered-table-cell table:style-name="ce104"/>
          <table:table-cell table:style-name="ce137"/>
          <table:table-cell table:style-name="ce153" office:value-type="float" office:value="1">
            <text:p>1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7" table:number-columns-spanned="3" table:number-rows-spanned="1">
            <text:p>7</text:p>
          </table:table-cell>
          <table:covered-table-cell table:style-name="ce153"/>
          <table:covered-table-cell table:style-name="ce153"/>
          <table:table-cell table:style-name="ce153" office:value-type="string" table:number-columns-spanned="12" table:number-rows-spanned="1">
            <text:p>0bdddd dddd dddd</text:p>
          </table:table-cell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table-cell table:style-name="ce178" office:value-type="string" table:number-columns-spanned="12" table:number-rows-spanned="1">
            <text:p>sss</text:p>
          </table:table-cell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71"/>
          <table:covered-table-cell table:style-name="ce187"/>
          <table:table-cell table:number-columns-repeated="974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38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60" table:number-columns-repeated="4"/>
          <table:table-cell/>
          <table:table-cell table:style-name="ce118" office:value-type="string" table:number-columns-spanned="2" table:number-rows-spanned="4">
            <text:p>KEY</text:p>
          </table:table-cell>
          <table:covered-table-cell table:style-name="ce96"/>
          <table:table-cell table:style-name="ce154" office:value-type="string" table:number-columns-spanned="14" table:number-rows-spanned="1">
            <text:p>r, R – reserved</text:p>
          </table:table-cell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57"/>
          <table:covered-table-cell table:style-name="ce176"/>
          <table:table-cell table:number-columns-repeated="98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38" office:value-type="string" table:number-columns-spanned="13" table:number-rows-spanned="1">
            <text:p>Address present – this message has an address. <text:s text:c="3"/>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60" table:number-columns-repeated="4"/>
          <table:table-cell/>
          <table:covered-table-cell table:style-name="ce119"/>
          <table:covered-table-cell table:style-name="ce97"/>
          <table:table-cell table:style-name="ce155" office:value-type="string" table:number-columns-spanned="14" table:number-rows-spanned="1">
            <text:p>s, sss, ssss ssss ssss – source alias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77"/>
          <table:table-cell table:number-columns-repeated="989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38" office:value-type="string" table:number-columns-spanned="13" table:number-rows-spanned="1">
            <text:p>Event <text:s/>present – this message has an event#. <text:s/>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38"/>
          <table:table-cell table:style-name="ce60" table:number-columns-repeated="4"/>
          <table:table-cell/>
          <table:covered-table-cell table:style-name="ce119"/>
          <table:covered-table-cell table:style-name="ce97"/>
          <table:table-cell table:style-name="ce155" office:value-type="string" table:number-columns-spanned="14" table:number-rows-spanned="1">
            <text:p>d, ddd, dddd dddd dddd – destination alias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177"/>
          <table:table-cell table:number-columns-repeated="989"/>
        </table:table-row>
        <table:table-row table:style-name="ro1">
          <table:table-cell table:style-name="ce12" office:value-type="string">
            <text:p>0-1</text:p>
          </table:table-cell>
          <table:table-cell table:style-name="ce39" office:value-type="string" table:number-columns-spanned="13" table:number-rows-spanned="1">
            <text:p>Modifier within modifier type – message specific extra information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39"/>
          <table:table-cell table:style-name="ce60" table:number-columns-repeated="4"/>
          <table:table-cell/>
          <table:covered-table-cell table:style-name="ce120"/>
          <table:covered-table-cell table:style-name="ce137"/>
          <table:table-cell table:style-name="ce156" office:value-type="string" table:number-columns-spanned="14" table:number-rows-spanned="1">
            <text:p>x, xxx, xxxx xxxx xxxx – undefinied field</text:p>
          </table:table-cell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53"/>
          <table:covered-table-cell table:style-name="ce178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60" table:number-columns-repeated="16"/>
          <table:table-cell table:number-columns-repeated="1006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7-21">21/07/2012</text:date> <text:s text:c="2"/><text:time>23:23:27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23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1T23:23:27</dc:date>
    <dc:creator>David Harris</dc:creator>
    <meta:editing-duration>PT229H32M58S</meta:editing-duration>
    <meta:editing-cycles>30</meta:editing-cycles>
    <meta:generator>OpenOffice.org/3.2$Unix OpenOffice.org_project/320m18$Build-9502</meta:generator>
    <meta:document-statistic meta:table-count="2" meta:cell-count="1016" meta:object-count="12"/>
  </office:meta>
</office:document-meta>
</file>